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1" style:family="table-column">
      <style:table-column-properties fo:break-before="auto" style:column-width="0.0661in"/>
    </style:style>
    <style:style style:name="co22" style:family="table-column">
      <style:table-column-properties fo:break-before="auto" style:column-width="1.9937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0.9217in"/>
    </style:style>
    <style:style style:name="co25" style:family="table-column">
      <style:table-column-properties fo:break-before="auto" style:column-width="1.1256in"/>
    </style:style>
    <style:style style:name="co26" style:family="table-column">
      <style:table-column-properties fo:break-before="auto" style:column-width="1.5972in"/>
    </style:style>
    <style:style style:name="co27" style:family="table-column">
      <style:table-column-properties fo:break-before="auto" style:column-width="1.1563in"/>
    </style:style>
    <style:style style:name="co28" style:family="table-column">
      <style:table-column-properties fo:break-before="auto" style:column-width="0.6165in"/>
    </style:style>
    <style:style style:name="co2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3854in"/>
    </style:style>
    <style:style style:name="co14" style:family="table-column">
      <style:table-column-properties fo:break-before="auto" style:column-width="0.8736in"/>
    </style:style>
    <style:style style:name="co15" style:family="table-column">
      <style:table-column-properties fo:break-before="auto" style:column-width="1.2075in"/>
    </style:style>
    <style:style style:name="co16" style:family="table-column">
      <style:table-column-properties fo:break-before="auto" style:column-width="0.8909in"/>
    </style:style>
    <style:style style:name="co17" style:family="table-column">
      <style:table-column-properties fo:break-before="auto" style:column-width="0.5138in"/>
    </style:style>
    <style:style style:name="co18" style:family="table-column">
      <style:table-column-properties fo:break-before="auto" style:column-width="0.702in"/>
    </style:style>
    <style:style style:name="co19" style:family="table-column">
      <style:table-column-properties fo:break-before="auto" style:column-width="0.3929in"/>
    </style:style>
    <style:style style:name="co20" style:family="table-column">
      <style:table-column-properties fo:break-before="auto" style:column-width="0.2319in"/>
    </style:style>
    <style:style style:name="co30" style:family="table-column">
      <style:table-column-properties fo:break-before="auto" style:column-width="0.2591in"/>
    </style:style>
    <style:style style:name="co31" style:family="table-column">
      <style:table-column-properties fo:break-before="auto" style:column-width="0.5535in"/>
    </style:style>
    <style:style style:name="co32" style:family="table-column">
      <style:table-column-properties fo:break-before="auto" style:column-width="0.652in"/>
    </style:style>
    <style:style style:name="co33" style:family="table-column">
      <style:table-column-properties fo:break-before="auto" style:column-width="1.2862in"/>
    </style:style>
    <style:style style:name="co34" style:family="table-column">
      <style:table-column-properties fo:break-before="auto" style:column-width="0.8839in"/>
    </style:style>
    <style:style style:name="co35" style:family="table-column">
      <style:table-column-properties fo:break-before="auto" style:column-width="0.5898in"/>
    </style:style>
    <style:style style:name="co36" style:family="table-column">
      <style:table-column-properties fo:break-before="auto" style:column-width="0.1602in"/>
    </style:style>
    <style:style style:name="co37" style:family="table-column">
      <style:table-column-properties fo:break-before="auto" style:column-width="1.2583in"/>
    </style:style>
    <style:style style:name="co38" style:family="table-column">
      <style:table-column-properties fo:break-before="auto" style:column-width="1.1091in"/>
    </style:style>
    <style:style style:name="co39" style:family="table-column">
      <style:table-column-properties fo:break-before="auto" style:column-width="1.0346in"/>
    </style:style>
    <style:style style:name="co40" style:family="table-column">
      <style:table-column-properties fo:break-before="auto" style:column-width="1.0161in"/>
    </style:style>
    <style:style style:name="ro25" style:family="table-row">
      <style:table-row-properties style:row-height="0.1772in" fo:break-before="auto" style:use-optimal-row-height="false"/>
    </style:style>
    <style:style style:name="ro26" style:family="table-row">
      <style:table-row-properties style:row-height="0.2811in" fo:break-before="auto" style:use-optimal-row-height="false"/>
    </style:style>
    <style:style style:name="ro19" style:family="table-row">
      <style:table-row-properties style:row-height="0.2917in" fo:break-before="auto" style:use-optimal-row-height="false"/>
    </style:style>
    <style:style style:name="ro27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3417in" fo:break-before="auto" style:use-optimal-row-height="false"/>
    </style:style>
    <style:style style:name="ro28" style:family="table-row">
      <style:table-row-properties style:row-height="0.3626in" fo:break-before="auto" style:use-optimal-row-height="false"/>
    </style:style>
    <style:style style:name="ro29" style:family="table-row">
      <style:table-row-properties style:row-height="0.2035in" fo:break-before="auto" style:use-optimal-row-height="false"/>
    </style:style>
    <style:style style:name="ro30" style:family="table-row">
      <style:table-row-properties style:row-height="0.1874in" fo:break-before="auto" style:use-optimal-row-height="false"/>
    </style:style>
    <style:style style:name="ro31" style:family="table-row">
      <style:table-row-properties style:row-height="0.4043in" fo:break-before="auto" style:use-optimal-row-height="fals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ro34" style:family="table-row">
      <style:table-row-properties style:row-height="0.3209in" fo:break-before="auto" style:use-optimal-row-height="false"/>
    </style:style>
    <style:style style:name="ro35" style:family="table-row">
      <style:table-row-properties style:row-height="0.128in" fo:break-before="auto" style:use-optimal-row-height="false"/>
    </style:style>
    <style:style style:name="ro36" style:family="table-row">
      <style:table-row-properties style:row-height="0.5181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37" style:family="table-row">
      <style:table-row-properties style:row-height="0.3835in" fo:break-before="auto" style:use-optimal-row-height="false"/>
    </style:style>
    <style:style style:name="ro21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38" style:family="table-row">
      <style:table-row-properties style:row-height="0.3335in" fo:break-before="auto" style:use-optimal-row-height="false"/>
    </style:style>
    <style:style style:name="ro39" style:family="table-row">
      <style:table-row-properties style:row-height="0.6528in" fo:break-before="auto" style:use-optimal-row-height="false"/>
    </style:style>
    <style:style style:name="ro40" style:family="table-row">
      <style:table-row-properties style:row-height="0.1854in" fo:break-before="auto" style:use-optimal-row-height="fals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5902in" fo:break-before="auto" style:use-optimal-row-height="false"/>
    </style:style>
    <style:style style:name="ro43" style:family="table-row">
      <style:table-row-properties style:row-height="0.4244in" fo:break-before="auto" style:use-optimal-row-height="false"/>
    </style:style>
    <style:style style:name="ro44" style:family="table-row">
      <style:table-row-properties style:row-height="0.2291in" fo:break-before="auto" style:use-optimal-row-height="false"/>
    </style:style>
    <style:style style:name="ro45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47" style:family="table-row">
      <style:table-row-properties style:row-height="0.2602in" fo:break-before="auto" style:use-optimal-row-height="false"/>
    </style:style>
    <style:style style:name="ro48" style:family="table-row">
      <style:table-row-properties style:row-height="0.2957in" fo:break-before="auto" style:use-optimal-row-height="true"/>
    </style:style>
    <style:style style:name="ro49" style:family="table-row">
      <style:table-row-properties style:row-height="0.2161in" fo:break-before="auto" style:use-optimal-row-height="false"/>
    </style:style>
    <style:style style:name="ro50" style:family="table-row">
      <style:table-row-properties style:row-height="0.2374in" fo:break-before="auto" style:use-optimal-row-height="false"/>
    </style:style>
    <style:style style:name="ro51" style:family="table-row">
      <style:table-row-properties style:row-height="0.3752in" fo:break-before="auto" style:use-optimal-row-height="false"/>
    </style:style>
    <style:style style:name="ro52" style:family="table-row">
      <style:table-row-properties style:row-height="0.2209in" fo:break-before="auto" style:use-optimal-row-height="false"/>
    </style:style>
    <style:style style:name="ro53" style:family="table-row">
      <style:table-row-properties style:row-height="0.1146in" fo:break-before="auto" style:use-optimal-row-height="false"/>
    </style:style>
    <style:style style:name="ro54" style:family="table-row">
      <style:table-row-properties style:row-height="0.1799in" fo:break-before="auto" style:use-optimal-row-height="false"/>
    </style:style>
    <style:style style:name="ro55" style:family="table-row">
      <style:table-row-properties style:row-height="0.178in" fo:break-before="auto" style:use-optimal-row-height="true"/>
    </style:style>
    <style:style style:name="ro56" style:family="table-row">
      <style:table-row-properties style:row-height="0.3063in" fo:break-before="auto" style:use-optimal-row-height="false"/>
    </style:style>
    <style:style style:name="ro57" style:family="table-row">
      <style:table-row-properties style:row-height="0.302in" fo:break-before="auto" style:use-optimal-row-height="true"/>
    </style:style>
    <style:style style:name="ro58" style:family="table-row">
      <style:table-row-properties style:row-height="0.2398in" fo:break-before="auto" style:use-optimal-row-height="false"/>
    </style:style>
    <style:style style:name="ro59" style:family="table-row">
      <style:table-row-properties style:row-height="0.2929in" fo:break-before="auto" style:use-optimal-row-height="false"/>
    </style:style>
    <style:style style:name="ro60" style:family="table-row">
      <style:table-row-properties style:row-height="0.3366in" fo:break-before="auto" style:use-optimal-row-height="false"/>
    </style:style>
    <style:style style:name="ro61" style:family="table-row">
      <style:table-row-properties style:row-height="0.328in" fo:break-before="auto" style:use-optimal-row-height="false"/>
    </style:style>
    <style:style style:name="ro62" style:family="table-row">
      <style:table-row-properties style:row-height="0.2484in" fo:break-before="auto" style:use-optimal-row-height="false"/>
    </style:style>
    <style:style style:name="ro63" style:family="table-row">
      <style:table-row-properties style:row-height="0.2791in" fo:break-before="auto" style:use-optimal-row-height="false"/>
    </style:style>
    <style:style style:name="ro64" style:family="table-row">
      <style:table-row-properties style:row-height="0.2252in" fo:break-before="auto" style:use-optimal-row-height="false"/>
    </style:style>
    <style:style style:name="ro65" style:family="table-row">
      <style:table-row-properties style:row-height="0.3425in" fo:break-before="auto" style:use-optimal-row-height="false"/>
    </style:style>
    <style:style style:name="ro66" style:family="table-row">
      <style:table-row-properties style:row-height="0.198in" fo:break-before="auto" style:use-optimal-row-height="false"/>
    </style:style>
    <style:style style:name="ro67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 style:data-style-name="N148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fo:background-color="transparent" fo:wrap-option="wrap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5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23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3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35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3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5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25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5" style:family="table-cell" style:parent-style-name="Normal_20_8" style:data-style-name="N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9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6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1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7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75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8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9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4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6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0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0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4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  <style:text-properties style:text-position="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Default" style:data-style-name="N15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8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0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6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7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2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>
      <style:table-cell-properties fo:wrap-option="wrap"/>
    </style:style>
    <style:style style:name="ce34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7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8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 fo:hyphenate="true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3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6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370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 fo:hyphenate="true"/>
    </style:style>
    <style:style style:name="ce372" style:family="table-cell" style:parent-style-name="Default">
      <style:table-cell-properties fo:border-bottom="none" fo:wrap-option="wrap" fo:border-left="0.06pt solid #000000" fo:border-right="none" fo:border-top="0.06pt solid #000000"/>
      <style:text-properties fo:hyphenate="true"/>
    </style:style>
    <style:style style:name="ce3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6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378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3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8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8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3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8" style:family="table-cell" style:parent-style-name="Default">
      <style:table-cell-properties fo:wrap-option="wrap"/>
      <style:text-properties fo:hyphenate="true"/>
    </style:style>
    <style:style style:name="ce389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0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9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fo:hyphenate="true"/>
    </style:style>
    <style:style style:name="ce397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8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 fo:hyphenate="true"/>
    </style:style>
    <style:style style:name="ce40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 fo:hyphenate="true"/>
    </style:style>
    <style:style style:name="ce40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0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40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40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407" style:family="table-cell" style:parent-style-name="Default">
      <style:table-cell-properties fo:border-bottom="none" fo:wrap-option="wrap" fo:border-left="none" fo:border-right="none" fo:border-top="0.06pt solid #000000"/>
      <style:text-properties fo:hyphenate="true"/>
    </style:style>
    <style:style style:name="ce408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Times New Roman" fo:hyphenate="true"/>
    </style:style>
    <style:style style:name="ce40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1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414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5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16" style:family="table-cell" style:parent-style-name="Default" style:data-style-name="N148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7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1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420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421" style:family="table-cell" style:parent-style-name="Default" style:data-style-name="N14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2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4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42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42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3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3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7" style:family="table-cell" style:parent-style-name="Default">
      <style:table-cell-properties fo:border-bottom="0.06pt solid #000000" fo:border-left="none" fo:border-right="none" fo:border-top="none"/>
    </style:style>
    <style:style style:name="ce43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6" style:family="text">
      <style:text-properties fo:color="#0000ff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5" style:family="text">
      <style:text-properties style:font-name-asian="Droid Sans Fallback" style:font-name-complex="Lohit Hindi"/>
    </style:style>
    <style:style style:name="T10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124"/>
        <table:table-column table:style-name="co11" table:default-cell-style-name="ce124"/>
        <table:table-column table:style-name="co12" table:default-cell-style-name="ce124"/>
        <table:table-column table:style-name="co13" table:default-cell-style-name="ce124"/>
        <table:table-column table:style-name="co14" table:number-columns-repeated="3" table:default-cell-style-name="ce124"/>
        <table:table-column table:style-name="co15" table:default-cell-style-name="ce124"/>
        <table:table-column table:style-name="co16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68" table:default-cell-style-name="Default"/>
        <table:table-row table:style-name="ro1">
          <table:table-cell table:number-columns-repeated="2"/>
          <table:table-cell table:style-name="ce143"/>
          <table:table-cell table:style-name="ce150" office:value-type="string">
            <text:p>VIET PHU THINH RUBBER JOINT STOCK COMPANY</text:p>
          </table:table-cell>
          <table:table-cell table:style-name="ce14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44"/>
          <table:table-cell table:style-name="ce151" office:value-type="string">
            <text:p>125/11 Nguyen Cuu Van Street, Binh Thanh Dist, HCM City, Viet Nam</text:p>
          </table:table-cell>
          <table:table-cell table:style-name="ce144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45"/>
          <table:table-cell table:style-name="ce152" office:value-type="string">
            <text:p>Tel: 848-39903088 / 39901548 / 39950358 <text:s text:c="2"/>- <text:s text:c="2"/>Fax: 848-39903499</text:p>
          </table:table-cell>
          <table:table-cell table:style-name="ce145" table:number-columns-repeated="4"/>
          <table:table-cell table:number-columns-repeated="1016"/>
        </table:table-row>
        <table:table-row table:style-name="ro1">
          <table:table-cell table:style-name="ce125" table:number-columns-repeated="2"/>
          <table:table-cell table:style-name="ce146"/>
          <table:table-cell table:style-name="ce153" office:value-type="string">
            <text:p>Email: director@viruco.com <text:s text:c="5"/>Website: www.viruco.com</text:p>
          </table:table-cell>
          <table:table-cell table:style-name="ce146" table:number-columns-repeated="4"/>
          <table:table-cell table:style-name="ce183" table:number-columns-repeated="2"/>
          <table:table-cell table:number-columns-repeated="1014"/>
        </table:table-row>
        <table:table-row table:style-name="ro47">
          <table:table-cell table:number-columns-repeated="1024"/>
        </table:table-row>
        <table:table-row table:style-name="ro48">
          <table:table-cell table:style-name="ce126" office:value-type="string" table:number-columns-spanned="8" table:number-rows-spanned="1">
            <text:p>COMMERCIAL INVOICE</text:p>
          </table:table-cell>
          <table:covered-table-cell table:number-columns-repeated="7" table:style-name="ce126"/>
          <table:table-cell table:style-name="ce305" table:number-columns-repeated="2"/>
          <table:table-cell table:number-columns-repeated="1014"/>
        </table:table-row>
        <table:table-row table:style-name="ro49">
          <table:table-cell table:style-name="ce126" table:number-columns-repeated="8"/>
          <table:table-cell table:style-name="ce305" table:number-columns-repeated="2"/>
          <table:table-cell table:number-columns-repeated="1014"/>
        </table:table-row>
        <table:table-row table:style-name="ro5">
          <table:table-cell table:style-name="ce127" table:number-columns-repeated="5"/>
          <table:table-cell table:style-name="ce166" office:value-type="string">
            <text:p>No: </text:p>
          </table:table-cell>
          <table:table-cell table:style-name="ce175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180"/>
          <table:table-cell table:style-name="ce12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50">
          <table:table-cell table:style-name="ce127" table:number-columns-repeated="5"/>
          <table:table-cell table:style-name="ce167" office:value-type="string">
            <text:p>Date: </text:p>
          </table:table-cell>
          <table:table-cell table:style-name="ce139" office:value-type="string">
            <text:p><text:a xlink:href="python://get_date_name(o.date)" xlink:type="simple">date</text:a></text:p>
          </table:table-cell>
          <table:table-cell table:style-name="ce127" table:number-columns-repeated="2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8" office:value-type="string">
            <text:p>Contract No.</text:p>
          </table:table-cell>
          <table:table-cell table:style-name="ce139" office:value-type="string" table:number-columns-spanned="7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147"/>
          <table:covered-table-cell table:style-name="ce154"/>
          <table:covered-table-cell table:number-columns-repeated="2" table:style-name="ce168"/>
          <table:covered-table-cell table:style-name="ce181"/>
          <table:table-cell table:style-name="ce306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Buyer</text:p>
          </table:table-cell>
          <table:table-cell table:style-name="ce139" office:value-type="string" table:number-columns-spanned="7" table:number-rows-spanned="1">
            <text:p><text:a xlink:href="python://get_buyer(o)['kh']" xlink:type="simple">kh</text:a></text:p>
          </table:table-cell>
          <table:covered-table-cell table:style-name="ce148"/>
          <table:covered-table-cell table:style-name="ce127"/>
          <table:covered-table-cell table:style-name="ce155"/>
          <table:covered-table-cell table:number-columns-repeated="2" table:style-name="ce127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/>
          <table:table-cell table:style-name="ce139" office:value-type="string" table:number-columns-spanned="7" table:number-rows-spanned="1">
            <text:p><text:a xlink:href="python://get_buyer(o)['dc']" xlink:type="simple">dc</text:a> </text:p>
          </table:table-cell>
          <table:covered-table-cell table:style-name="ce148"/>
          <table:covered-table-cell table:style-name="ce127"/>
          <table:covered-table-cell table:style-name="ce156"/>
          <table:covered-table-cell table:number-columns-repeated="2" table:style-name="ce169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From </text:p>
          </table:table-cell>
          <table:table-cell table:style-name="ce139" office:value-type="string" table:number-columns-spanned="7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Default"/>
          <table:covered-table-cell table:style-name="ce127"/>
          <table:covered-table-cell table:style-name="ce157"/>
          <table:covered-table-cell table:number-columns-repeated="2" table:style-name="ce127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0" office:value-type="string">
            <text:p>To </text:p>
          </table:table-cell>
          <table:table-cell table:style-name="ce139" office:value-type="string" table:number-columns-spanned="7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Default"/>
          <table:covered-table-cell table:style-name="ce127"/>
          <table:covered-table-cell table:style-name="ce158"/>
          <table:covered-table-cell table:number-columns-repeated="2" table:style-name="ce127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0" office:value-type="string">
            <text:p>Payment terms</text:p>
          </table:table-cell>
          <table:table-cell table:style-name="ce139" office:value-type="string" table:number-columns-spanned="7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Default"/>
          <table:covered-table-cell table:style-name="ce127"/>
          <table:covered-table-cell table:style-name="ce158"/>
          <table:covered-table-cell table:number-columns-repeated="2" table:style-name="ce127"/>
          <table:covered-table-cell table:style-name="ce18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8"/>
          <table:table-cell table:style-name="ce127" table:number-columns-repeated="3"/>
          <table:table-cell table:style-name="ce159"/>
          <table:table-cell table:style-name="ce170"/>
          <table:table-cell table:style-name="ce176"/>
          <table:table-cell table:style-name="ce127" table:number-columns-repeated="2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51">
          <table:table-cell table:style-name="ce131" office:value-type="string" table:number-columns-spanned="4" table:number-rows-spanned="2">
            <text:p>DESCRIPTION OF GOODS</text:p>
          </table:table-cell>
          <table:covered-table-cell table:number-columns-repeated="3" table:style-name="ce131"/>
          <table:table-cell table:style-name="ce160" office:value-type="string" table:number-columns-spanned="1" table:number-rows-spanned="2">
            <text:p>NO. OF PACKAGES</text:p>
          </table:table-cell>
          <table:table-cell table:style-name="ce171" office:value-type="string" table:number-columns-spanned="1" table:number-rows-spanned="2">
            <text:p>QUANTITY </text:p>
          </table:table-cell>
          <table:table-cell table:style-name="ce177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160"/>
          <table:table-cell table:style-name="ce30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covered-table-cell table:number-columns-repeated="4" table:style-name="ce131"/>
          <table:covered-table-cell table:style-name="ce160"/>
          <table:covered-table-cell table:style-name="ce172"/>
          <table:table-cell table:style-name="ce131" office:value-type="string">
            <text:p>Unit Price</text:p>
          </table:table-cell>
          <table:table-cell table:style-name="ce131" office:value-type="string">
            <text:p>Total Amount</text:p>
          </table:table-cell>
          <table:table-cell table:style-name="ce12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1" table:number-columns-spanned="4" table:number-rows-spanned="1"/>
          <table:covered-table-cell table:number-columns-repeated="3" table:style-name="ce140"/>
          <table:table-cell table:style-name="ce161" office:value-type="string">
            <text:p>BALES</text:p>
          </table:table-cell>
          <table:table-cell table:style-name="ce173" office:value-type="string">
            <text:p>MTS</text:p>
          </table:table-cell>
          <table:table-cell table:style-name="ce161" office:value-type="string">
            <text:p>USD/MT</text:p>
          </table:table-cell>
          <table:table-cell table:style-name="ce161" office:value-type="string">
            <text:p>USD</text:p>
          </table:table-cell>
          <table:table-cell table:style-name="ce127" table:number-columns-repeated="1014"/>
          <table:table-cell table:number-columns-repeated="2"/>
        </table:table-row>
        <table:table-row table:style-name="ro1">
          <table:table-cell table:style-name="ce132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0"/>
          <table:covered-table-cell table:style-name="ce161"/>
          <table:covered-table-cell table:style-name="ce173"/>
          <table:covered-table-cell table:number-columns-repeated="2" table:style-name="ce161"/>
          <table:table-cell table:style-name="ce127" table:number-columns-repeated="1014"/>
          <table:table-cell table:number-columns-repeated="2"/>
        </table:table-row>
        <table:table-row table:style-name="ro1">
          <table:table-cell table:style-name="ce133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40"/>
          <table:covered-table-cell table:style-name="ce161"/>
          <table:covered-table-cell table:style-name="ce173"/>
          <table:covered-table-cell table:number-columns-repeated="2" table:style-name="ce161"/>
          <table:table-cell table:style-name="ce127" table:number-columns-repeated="1014"/>
          <table:table-cell table:number-columns-repeated="2"/>
        </table:table-row>
        <table:table-row table:style-name="ro52">
          <table:table-cell table:style-name="ce134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41"/>
          <table:table-cell table:style-name="ce162" office:value-type="string">
            <text:p><text:a xlink:href="python://line['package']" xlink:type="simple">package</text:a></text:p>
          </table:table-cell>
          <table:table-cell table:style-name="ce163" office:value-type="string">
            <text:p><text:a xlink:href="python://line['net_weight']" xlink:type="simple">net_weight</text:a></text:p>
          </table:table-cell>
          <table:table-cell table:style-name="ce163" office:value-type="string">
            <text:p><text:a xlink:href="python://line['price']" xlink:type="simple">price</text:a></text:p>
          </table:table-cell>
          <table:table-cell table:style-name="ce163" office:value-type="string">
            <text:p><text:a xlink:href="python://line['amount']" xlink:type="simple">amount</text:a></text:p>
          </table:table-cell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133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41"/>
          <table:covered-table-cell table:style-name="ce162"/>
          <table:covered-table-cell table:number-columns-repeated="3" table:style-name="ce163"/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1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41"/>
          <table:covered-table-cell table:style-name="ce163"/>
          <table:covered-table-cell table:number-columns-repeated="3" table:style-name="ce174"/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135" office:value-type="string" table:number-columns-spanned="4" table:number-rows-spanned="1">
            <text:p>TOTAL</text:p>
          </table:table-cell>
          <table:covered-table-cell table:number-columns-repeated="3" table:style-name="ce135"/>
          <table:table-cell table:style-name="ce162" office:value-type="string">
            <text:p><text:a xlink:href="python://get_sum_all()['package']" xlink:type="simple">sum_package</text:a></text:p>
          </table:table-cell>
          <table:table-cell table:style-name="ce163" office:value-type="string">
            <text:p><text:a xlink:href="python://get_sum_all()['net_weight']" xlink:type="simple">net_weight</text:a></text:p>
          </table:table-cell>
          <table:table-cell table:style-name="ce178"/>
          <table:table-cell table:style-name="ce163" office:value-type="string">
            <text:p><text:a xlink:href="python://get_sum_all()['amount']" xlink:type="simple">amount</text:a></text:p>
          </table:table-cell>
          <table:table-cell table:style-name="ce309" table:number-columns-repeated="2"/>
          <table:table-cell table:style-name="ce127" table:number-columns-repeated="1012"/>
          <table:table-cell table:number-columns-repeated="2"/>
        </table:table-row>
        <table:table-row table:style-name="ro52">
          <table:table-cell table:style-name="ce136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42"/>
          <table:covered-table-cell table:number-columns-repeated="6" table:style-name="ce149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53">
          <table:table-cell table:style-name="ce137" table:number-columns-repeated="4"/>
          <table:table-cell table:style-name="ce164" table:number-columns-repeated="2"/>
          <table:table-cell table:style-name="ce179" table:number-columns-repeated="2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1">
          <table:table-cell table:style-name="ce138" table:number-columns-repeated="7"/>
          <table:table-cell table:style-name="ce179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54">
          <table:table-cell table:style-name="ce128" table:number-columns-repeated="4"/>
          <table:table-cell table:style-name="ce127"/>
          <table:table-cell table:style-name="ce155"/>
          <table:table-cell table:style-name="ce127" table:number-columns-repeated="1016"/>
          <table:table-cell table:number-columns-repeated="2"/>
        </table:table-row>
        <table:table-row table:style-name="ro11">
          <table:table-cell table:style-name="ce127" table:number-columns-repeated="4"/>
          <table:table-cell table:style-name="ce165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165"/>
          <table:table-cell table:style-name="ce127" table:number-columns-repeated="1014"/>
          <table:table-cell table:number-columns-repeated="2"/>
        </table:table-row>
        <table:table-row table:style-name="ro11" table:number-rows-repeated="1048539">
          <table:table-cell table:number-columns-repeated="1024"/>
        </table:table-row>
        <table:table-row table:style-name="ro55" table:number-rows-repeated="6">
          <table:table-cell table:number-columns-repeated="1024"/>
        </table:table-row>
        <table:table-row table:style-name="ro55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7126in" svg:height="0.7598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154in" svg:y="0.0173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6248in" svg:y="0.6075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124"/>
        <table:table-column table:style-name="co19" table:default-cell-style-name="ce124"/>
        <table:table-column table:style-name="co20" table:default-cell-style-name="ce124"/>
        <table:table-column table:style-name="co30" table:default-cell-style-name="ce124"/>
        <table:table-column table:style-name="co31" table:default-cell-style-name="ce124"/>
        <table:table-column table:style-name="co32" table:default-cell-style-name="ce124"/>
        <table:table-column table:style-name="co14" table:default-cell-style-name="ce124"/>
        <table:table-column table:style-name="co33" table:default-cell-style-name="ce124"/>
        <table:table-column table:style-name="co34" table:default-cell-style-name="ce124"/>
        <table:table-column table:style-name="co16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67" table:default-cell-style-name="Default"/>
        <table:table-row table:style-name="ro1">
          <table:table-cell table:number-columns-repeated="2"/>
          <table:table-cell table:style-name="ce334" office:value-type="string" table:number-columns-spanned="6" table:number-rows-spanned="1">
            <text:p>VIET PHU THINH RUBBER JOINT STOCK COMPANY</text:p>
          </table:table-cell>
          <table:covered-table-cell table:number-columns-repeated="4" table:style-name="ce143"/>
          <table:covered-table-cell table:style-name="Default"/>
          <table:table-cell table:style-name="ce143"/>
          <table:table-cell table:number-columns-repeated="1015"/>
        </table:table-row>
        <table:table-row table:style-name="ro1">
          <table:table-cell table:number-columns-repeated="2"/>
          <table:table-cell table:style-name="ce335" office:value-type="string" table:number-columns-spanned="6" table:number-rows-spanned="1">
            <text:p>125/11 Nguyen Cuu Van Street, Binh Thanh Dist, HCM City, Viet Nam</text:p>
          </table:table-cell>
          <table:covered-table-cell table:number-columns-repeated="4" table:style-name="ce144"/>
          <table:covered-table-cell table:style-name="Default"/>
          <table:table-cell table:style-name="ce144"/>
          <table:table-cell table:number-columns-repeated="1015"/>
        </table:table-row>
        <table:table-row table:style-name="ro1">
          <table:table-cell table:number-columns-repeated="2"/>
          <table:table-cell table:style-name="ce336" office:value-type="string" table:number-columns-spanned="6" table:number-rows-spanned="1">
            <text:p>Tel: 848-39903088 / 39901548 / 39950358 <text:s text:c="2"/>- <text:s text:c="2"/>Fax: 848-39903499</text:p>
          </table:table-cell>
          <table:covered-table-cell table:number-columns-repeated="4" table:style-name="ce145"/>
          <table:covered-table-cell table:style-name="Default"/>
          <table:table-cell table:style-name="ce145"/>
          <table:table-cell table:number-columns-repeated="1015"/>
        </table:table-row>
        <table:table-row table:style-name="ro56">
          <table:table-cell table:style-name="ce125" table:number-columns-repeated="2"/>
          <table:table-cell table:style-name="ce337" office:value-type="string" table:number-columns-spanned="6" table:number-rows-spanned="1">
            <text:p>Email: director@viruco.com <text:s text:c="5"/>Website: www.viruco.com</text:p>
          </table:table-cell>
          <table:covered-table-cell table:number-columns-repeated="4" table:style-name="ce146"/>
          <table:covered-table-cell table:style-name="Default"/>
          <table:table-cell table:style-name="ce146"/>
          <table:table-cell table:style-name="ce183" table:number-columns-repeated="2"/>
          <table:table-cell table:number-columns-repeated="1013"/>
        </table:table-row>
        <table:table-row table:style-name="ro47">
          <table:table-cell table:style-name="ce311" table:number-columns-repeated="9"/>
          <table:table-cell table:number-columns-repeated="1015"/>
        </table:table-row>
        <table:table-row table:style-name="ro57">
          <table:table-cell table:style-name="ce312" office:value-type="string" table:number-columns-spanned="9" table:number-rows-spanned="1">
            <text:p>COMMERCIAL INVOICE</text:p>
          </table:table-cell>
          <table:covered-table-cell table:number-columns-repeated="8" table:style-name="ce312"/>
          <table:table-cell table:style-name="ce305" table:number-columns-repeated="2"/>
          <table:table-cell table:number-columns-repeated="1013"/>
        </table:table-row>
        <table:table-row table:style-name="ro49">
          <table:table-cell table:style-name="ce312" table:number-columns-repeated="9"/>
          <table:table-cell table:style-name="ce305" table:number-columns-repeated="2"/>
          <table:table-cell table:number-columns-repeated="1013"/>
        </table:table-row>
        <table:table-row table:style-name="ro5">
          <table:table-cell table:style-name="ce313" table:number-columns-repeated="6"/>
          <table:table-cell table:style-name="ce353" office:value-type="string">
            <text:p>No: </text:p>
          </table:table-cell>
          <table:table-cell table:style-name="ce35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358"/>
          <table:table-cell table:style-name="ce12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50">
          <table:table-cell table:style-name="ce313" table:number-columns-repeated="6"/>
          <table:table-cell table:style-name="ce354" office:value-type="string">
            <text:p>Date: </text:p>
          </table:table-cell>
          <table:table-cell table:style-name="ce325" office:value-type="string">
            <text:p><text:a xlink:href="python://get_date_name(o.date)" xlink:type="simple">date</text:a></text:p>
          </table:table-cell>
          <table:table-cell table:style-name="ce313"/>
          <table:table-cell table:style-name="ce12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58">
          <table:table-cell table:style-name="ce313" table:number-columns-repeated="9"/>
          <table:table-cell table:style-name="ce360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1">
          <table:table-cell table:style-name="ce314" office:value-type="string">
            <text:p>Contract No.</text:p>
          </table:table-cell>
          <table:table-cell table:style-name="ce325" office:value-type="string" table:number-columns-spanned="8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338"/>
          <table:covered-table-cell table:style-name="ce154"/>
          <table:covered-table-cell table:number-columns-repeated="3" table:style-name="ce333"/>
          <table:covered-table-cell table:style-name="ce359"/>
          <table:table-cell table:style-name="ce306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Buyer</text:p>
          </table:table-cell>
          <table:table-cell table:style-name="ce325" office:value-type="string" table:number-columns-spanned="8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339"/>
          <table:covered-table-cell table:style-name="ce313"/>
          <table:covered-table-cell table:style-name="ce342"/>
          <table:covered-table-cell table:number-columns-repeated="3" table:style-name="ce313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/>
          <table:table-cell table:style-name="ce325" office:value-type="string" table:number-columns-spanned="8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Means of Transport</text:p>
          </table:table-cell>
          <table:table-cell table:style-name="ce325" office:value-type="string" table:number-columns-spanned="8" table:number-rows-spanned="1">
            <text:p><text:a xlink:href="python://o.mean_transport%20or%20''" xlink:type="simple">mean_transport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B/L No.</text:p>
          </table:table-cell>
          <table:table-cell table:style-name="ce326" office:value-type="string" table:number-columns-spanned="8" table:number-rows-spanned="1">
            <text:p><text:a xlink:href="python://get_bl_no(o)" xlink:type="simple">bl_no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Date of Shipment</text:p>
          </table:table-cell>
          <table:table-cell table:style-name="ce325" office:value-type="string" table:number-columns-spanned="8" table:number-rows-spanned="1">
            <text:p><text:a xlink:href="python://get_date_name(o.etd_date)" xlink:type="simple">etd_date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5" office:value-type="string">
            <text:p>From </text:p>
          </table:table-cell>
          <table:table-cell table:style-name="ce325" office:value-type="string" table:number-columns-spanned="8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340"/>
          <table:covered-table-cell table:style-name="ce313"/>
          <table:covered-table-cell table:style-name="ce343"/>
          <table:covered-table-cell table:number-columns-repeated="3" table:style-name="ce313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6" office:value-type="string">
            <text:p>To </text:p>
          </table:table-cell>
          <table:table-cell table:style-name="ce325" office:value-type="string" table:number-columns-spanned="8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340"/>
          <table:covered-table-cell table:style-name="ce313"/>
          <table:covered-table-cell table:style-name="ce344"/>
          <table:covered-table-cell table:number-columns-repeated="3" table:style-name="ce313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6" office:value-type="string">
            <text:p>Payment terms</text:p>
          </table:table-cell>
          <table:table-cell table:style-name="ce325" office:value-type="string" table:number-columns-spanned="8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340"/>
          <table:covered-table-cell table:style-name="ce313"/>
          <table:covered-table-cell table:style-name="ce344"/>
          <table:covered-table-cell table:number-columns-repeated="3" table:style-name="ce313"/>
          <table:covered-table-cell table:style-name="ce307"/>
          <table:table-cell table:style-name="ce182" table:number-columns-repeated="3"/>
          <table:table-cell table:style-name="ce127" table:number-columns-repeated="1011"/>
          <table:table-cell/>
        </table:table-row>
        <table:table-row table:style-name="ro1">
          <table:table-cell table:style-name="ce314"/>
          <table:table-cell table:style-name="ce313" table:number-columns-repeated="3"/>
          <table:table-cell table:style-name="ce345"/>
          <table:table-cell table:style-name="ce350"/>
          <table:table-cell table:style-name="ce355" table:number-columns-repeated="2"/>
          <table:table-cell table:style-name="ce313"/>
          <table:table-cell table:style-name="ce12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51">
          <table:table-cell table:style-name="ce160" office:value-type="string" table:number-columns-spanned="4" table:number-rows-spanned="2">
            <text:p>DESCRIPTION OF GOODS</text:p>
          </table:table-cell>
          <table:covered-table-cell table:number-columns-repeated="3" table:style-name="ce160"/>
          <table:table-cell table:style-name="ce160" office:value-type="string" table:number-columns-spanned="1" table:number-rows-spanned="2">
            <text:p>NO. OF PACKAGES</text:p>
          </table:table-cell>
          <table:table-cell table:style-name="ce171" office:value-type="string" table:number-columns-spanned="2" table:number-rows-spanned="1">
            <text:p>QUANTITY </text:p>
          </table:table-cell>
          <table:covered-table-cell table:style-name="ce171"/>
          <table:table-cell table:style-name="ce177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160"/>
          <table:table-cell table:style-name="ce30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1">
          <table:covered-table-cell table:number-columns-repeated="5" table:style-name="ce160"/>
          <table:table-cell table:style-name="ce171" office:value-type="string">
            <text:p>Net Weight</text:p>
          </table:table-cell>
          <table:table-cell table:style-name="ce171" office:value-type="string">
            <text:p>Gross Weight</text:p>
          </table:table-cell>
          <table:table-cell table:style-name="ce160" office:value-type="string">
            <text:p>Unit Price</text:p>
          </table:table-cell>
          <table:table-cell table:style-name="ce160" office:value-type="string">
            <text:p>Total Amount</text:p>
          </table:table-cell>
          <table:table-cell table:style-name="ce127"/>
          <table:table-cell table:style-name="ce182" table:number-columns-repeated="2"/>
          <table:table-cell table:style-name="ce127" table:number-columns-repeated="1011"/>
          <table:table-cell/>
        </table:table-row>
        <table:table-row table:style-name="ro1">
          <table:table-cell table:style-name="ce160" table:number-columns-spanned="4" table:number-rows-spanned="1"/>
          <table:covered-table-cell table:number-columns-repeated="3" table:style-name="ce327"/>
          <table:table-cell table:style-name="ce346" office:value-type="string">
            <text:p>BALES</text:p>
          </table:table-cell>
          <table:table-cell table:number-columns-repeated="2" table:style-name="ce351" office:value-type="string">
            <text:p>MTS</text:p>
          </table:table-cell>
          <table:table-cell table:style-name="ce346" office:value-type="string">
            <text:p>USD/MT</text:p>
          </table:table-cell>
          <table:table-cell table:style-name="ce346" office:value-type="string">
            <text:p>USD</text:p>
          </table:table-cell>
          <table:table-cell table:style-name="ce127" table:number-columns-repeated="1014"/>
          <table:table-cell/>
        </table:table-row>
        <table:table-row table:style-name="ro59">
          <table:table-cell table:style-name="ce317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327"/>
          <table:covered-table-cell table:style-name="ce346"/>
          <table:covered-table-cell table:number-columns-repeated="2" table:style-name="ce351"/>
          <table:covered-table-cell table:number-columns-repeated="2" table:style-name="ce346"/>
          <table:table-cell table:style-name="ce127" table:number-columns-repeated="1014"/>
          <table:table-cell/>
        </table:table-row>
        <table:table-row table:style-name="ro60">
          <table:table-cell table:style-name="ce318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327"/>
          <table:covered-table-cell table:style-name="ce346"/>
          <table:covered-table-cell table:number-columns-repeated="2" table:style-name="ce351"/>
          <table:covered-table-cell table:number-columns-repeated="2" table:style-name="ce346"/>
          <table:table-cell table:style-name="ce127" table:number-columns-repeated="1014"/>
          <table:table-cell/>
        </table:table-row>
        <table:table-row table:style-name="ro60">
          <table:table-cell table:style-name="ce319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328"/>
          <table:table-cell table:style-name="ce347" office:value-type="string">
            <text:p><text:a xlink:href="python://line['package']" xlink:type="simple">package</text:a></text:p>
          </table:table-cell>
          <table:table-cell table:style-name="ce348" office:value-type="string">
            <text:p><text:a xlink:href="python://line['net_weight']" xlink:type="simple">net_weight</text:a></text:p>
          </table:table-cell>
          <table:table-cell table:style-name="ce348" office:value-type="string">
            <text:p><text:a xlink:href="python://line['gross_weight']" xlink:type="simple">gross_weight</text:a></text:p>
          </table:table-cell>
          <table:table-cell table:style-name="ce348" office:value-type="string">
            <text:p><text:a xlink:href="python://line['price']" xlink:type="simple">price</text:a></text:p>
          </table:table-cell>
          <table:table-cell table:style-name="ce348" office:value-type="string">
            <text:p><text:a xlink:href="python://line['amount']" xlink:type="simple">amount</text:a></text:p>
          </table:table-cell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2">
          <table:table-cell table:style-name="ce318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28"/>
          <table:covered-table-cell table:style-name="ce347"/>
          <table:covered-table-cell table:number-columns-repeated="4" table:style-name="ce348"/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2">
          <table:table-cell table:style-name="ce317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328"/>
          <table:covered-table-cell table:style-name="ce348"/>
          <table:covered-table-cell table:number-columns-repeated="4" table:style-name="ce352"/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2">
          <table:table-cell table:style-name="ce318" office:value-type="string" table:number-columns-spanned="9" table:number-rows-spanned="1">
            <text:p><text:a xlink:href="python://if test=&quot;get_prepaid(o.hopdong_id)!=0&quot;" xlink:type="simple">if</text:a></text:p>
          </table:table-cell>
          <table:covered-table-cell table:number-columns-repeated="3" table:style-name="ce328"/>
          <table:covered-table-cell table:style-name="ce348"/>
          <table:covered-table-cell table:number-columns-repeated="4" table:style-name="ce352"/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2">
          <table:table-cell table:style-name="ce320" office:value-type="string" table:number-columns-spanned="4" table:number-rows-spanned="1">
            <text:p>PREPAID</text:p>
          </table:table-cell>
          <table:covered-table-cell table:number-columns-repeated="3" table:style-name="ce328"/>
          <table:table-cell table:style-name="ce348" table:number-columns-repeated="3"/>
          <table:table-cell table:style-name="ce352"/>
          <table:table-cell table:style-name="ce348" office:value-type="string">
            <text:p><text:a xlink:href="python://get_prepaid(o.hopdong_id)" xlink:type="simple">prepaid</text:a></text:p>
          </table:table-cell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9">
          <table:table-cell table:style-name="ce321" office:value-type="string" table:number-columns-spanned="4" table:number-rows-spanned="1">
            <text:p>BALANCE</text:p>
          </table:table-cell>
          <table:covered-table-cell table:number-columns-repeated="3" table:style-name="ce329"/>
          <table:table-cell table:style-name="ce347" office:value-type="string">
            <text:p><text:a xlink:href="python://get_sum_all()['package']/2" xlink:type="simple">sum_package</text:a></text:p>
          </table:table-cell>
          <table:table-cell table:style-name="ce348" office:value-type="string">
            <text:p><text:a xlink:href="python://get_sum_all()['net_weight']/2" xlink:type="simple">net_weight</text:a></text:p>
          </table:table-cell>
          <table:table-cell table:style-name="ce348" office:value-type="string">
            <text:p><text:a xlink:href="python://get_sum_all()['gross_weight']/2" xlink:type="simple">gross_weight</text:a></text:p>
          </table:table-cell>
          <table:table-cell table:style-name="ce352"/>
          <table:table-cell table:style-name="ce348" office:value-type="string">
            <text:p><text:a xlink:href="python://get_sum_all()['amount']/2%20-%20get_prepaid(o.hopdong_id)" xlink:type="simple">amount</text:a></text:p>
          </table:table-cell>
          <table:table-cell table:style-name="ce309" table:number-columns-repeated="2"/>
          <table:table-cell table:style-name="ce127" table:number-columns-repeated="1012"/>
          <table:table-cell/>
        </table:table-row>
        <table:table-row table:style-name="ro59">
          <table:table-cell table:style-name="ce318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29"/>
          <table:covered-table-cell table:style-name="ce347"/>
          <table:covered-table-cell table:number-columns-repeated="2" table:style-name="ce348"/>
          <table:covered-table-cell table:style-name="ce352"/>
          <table:covered-table-cell table:style-name="ce348"/>
          <table:table-cell table:style-name="ce309" table:number-columns-repeated="2"/>
          <table:table-cell table:style-name="ce127" table:number-columns-repeated="1012"/>
          <table:table-cell/>
        </table:table-row>
        <table:table-row table:style-name="ro52">
          <table:table-cell table:style-name="ce318" office:value-type="string" table:number-columns-spanned="9" table:number-rows-spanned="1">
            <text:p><text:a xlink:href="python://if test=&quot;get_prepaid(o.hopdong_id)==0&quot;" xlink:type="simple">if</text:a></text:p>
          </table:table-cell>
          <table:covered-table-cell table:number-columns-repeated="3" table:style-name="ce328"/>
          <table:covered-table-cell table:style-name="ce348"/>
          <table:covered-table-cell table:number-columns-repeated="4" table:style-name="ce352"/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9">
          <table:table-cell table:style-name="ce321" office:value-type="string" table:number-columns-spanned="4" table:number-rows-spanned="1">
            <text:p>TOTAL</text:p>
          </table:table-cell>
          <table:covered-table-cell table:number-columns-repeated="3" table:style-name="ce329"/>
          <table:table-cell table:style-name="ce347" office:value-type="string">
            <text:p><text:a xlink:href="python://get_sum_all()['package']/2" xlink:type="simple">sum_package</text:a></text:p>
          </table:table-cell>
          <table:table-cell table:style-name="ce348" office:value-type="string">
            <text:p><text:a xlink:href="python://get_sum_all()['net_weight']/2" xlink:type="simple">net_weight</text:a></text:p>
          </table:table-cell>
          <table:table-cell table:style-name="ce348" office:value-type="string">
            <text:p><text:a xlink:href="python://get_sum_all()['gross_weight']/2" xlink:type="simple">gross_weight</text:a></text:p>
          </table:table-cell>
          <table:table-cell table:style-name="ce352"/>
          <table:table-cell table:style-name="ce348" office:value-type="string">
            <text:p><text:a xlink:href="python://get_sum_all()['amount']/2%20-%20get_prepaid(o.hopdong_id)" xlink:type="simple">amount</text:a></text:p>
          </table:table-cell>
          <table:table-cell table:style-name="ce309" table:number-columns-repeated="2"/>
          <table:table-cell table:style-name="ce127" table:number-columns-repeated="1012"/>
          <table:table-cell/>
        </table:table-row>
        <table:table-row table:style-name="ro59">
          <table:table-cell table:style-name="ce318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29"/>
          <table:covered-table-cell table:style-name="ce347"/>
          <table:covered-table-cell table:number-columns-repeated="2" table:style-name="ce348"/>
          <table:covered-table-cell table:style-name="ce352"/>
          <table:covered-table-cell table:style-name="ce348"/>
          <table:table-cell table:style-name="ce309" table:number-columns-repeated="2"/>
          <table:table-cell table:style-name="ce127" table:number-columns-repeated="1012"/>
          <table:table-cell/>
        </table:table-row>
        <table:table-row table:style-name="ro52">
          <table:table-cell table:style-name="ce322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330"/>
          <table:covered-table-cell table:number-columns-repeated="7" table:style-name="ce341"/>
          <table:table-cell table:style-name="ce176" table:number-columns-repeated="2"/>
          <table:table-cell table:style-name="ce127" table:number-columns-repeated="1012"/>
          <table:table-cell/>
        </table:table-row>
        <table:table-row table:style-name="ro53">
          <table:table-cell table:style-name="ce323" table:number-columns-repeated="4"/>
          <table:table-cell table:style-name="ce349" table:number-columns-repeated="2"/>
          <table:table-cell table:style-name="ce356" table:number-columns-repeated="3"/>
          <table:table-cell table:style-name="ce176" table:number-columns-repeated="2"/>
          <table:table-cell table:style-name="ce127" table:number-columns-repeated="1012"/>
          <table:table-cell/>
        </table:table-row>
        <table:table-row table:style-name="ro1">
          <table:table-cell table:style-name="ce324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324"/>
          <table:table-cell table:style-name="ce356"/>
          <table:table-cell table:style-name="ce176" table:number-columns-repeated="2"/>
          <table:table-cell table:style-name="ce127" table:number-columns-repeated="1012"/>
          <table:table-cell/>
        </table:table-row>
        <table:table-row table:style-name="ro1">
          <table:table-cell table:style-name="ce313" office:value-type="string">
            <text:p>Beneficiary</text:p>
          </table:table-cell>
          <table:table-cell table:style-name="ce331" office:value-type="string" table:number-columns-spanned="8" table:number-rows-spanned="1">
            <text:p><text:span text:style-name="T13">VIET PHU THINH RUBBER JOINT STOCK COMPANY – VIRUCO</text:span>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2" table:style-name="ce313"/>
          <table:covered-table-cell table:style-name="ce323"/>
          <table:table-cell table:style-name="ce127" table:number-columns-repeated="1014"/>
          <table:table-cell/>
        </table:table-row>
        <table:table-row table:style-name="ro1">
          <table:table-cell table:style-name="ce313" office:value-type="string">
            <text:p>Account no.: </text:p>
          </table:table-cell>
          <table:table-cell table:style-name="ce332" office:value-type="string" table:number-columns-spanned="8" table:number-rows-spanned="1">
            <text:p>210214851008760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61">
          <table:table-cell table:style-name="ce313" office:value-type="string">
            <text:p>Bank name:</text:p>
          </table:table-cell>
          <table:table-cell table:style-name="ce332" office:value-type="string" table:number-columns-spanned="8" table:number-rows-spanned="1">
            <text:p>VIETNAM EXPORT IMPORT JOINT STOCK BANK - TAN SON NHAT BRANCH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1">
          <table:table-cell table:style-name="ce313" office:value-type="string">
            <text:p>Address: </text:p>
          </table:table-cell>
          <table:table-cell table:style-name="ce333" office:value-type="string" table:number-columns-spanned="8" table:number-rows-spanned="1">
            <text:p>307 NGUYEN VAN TROI STREET, TAN BINH DISTRICT, HCMC, VIETNAM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1">
          <table:table-cell table:style-name="ce313" office:value-type="string">
            <text:p>Swift code: </text:p>
          </table:table-cell>
          <table:table-cell table:style-name="ce333" office:value-type="string" table:number-columns-spanned="8" table:number-rows-spanned="1">
            <text:p>EBVIVNVXTSN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19">
          <table:table-cell table:style-name="ce128" table:number-columns-repeated="4"/>
          <table:table-cell table:style-name="ce127"/>
          <table:table-cell table:style-name="ce155"/>
          <table:table-cell table:style-name="ce127" table:number-columns-repeated="1017"/>
          <table:table-cell/>
        </table:table-row>
        <table:table-row table:style-name="ro11">
          <table:table-cell table:style-name="ce127" table:number-columns-repeated="4"/>
          <table:table-cell table:style-name="ce165" table:formula="of:=[.C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165"/>
          <table:table-cell table:style-name="ce127" table:number-columns-repeated="1014"/>
          <table:table-cell/>
        </table:table-row>
        <table:table-row table:style-name="ro11" table:number-rows-repeated="1048530">
          <table:table-cell table:number-columns-repeated="1024"/>
        </table:table-row>
        <table:table-row table:style-name="ro55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in" svg:height="0.7992in" svg:x="0.0429in" svg:y="0.0421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933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7028in" svg:y="0.590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124"/>
        <table:table-column table:style-name="co35" table:default-cell-style-name="ce124"/>
        <table:table-column table:style-name="co36" table:default-cell-style-name="ce124"/>
        <table:table-column table:style-name="co37" table:default-cell-style-name="ce124"/>
        <table:table-column table:style-name="co38" table:default-cell-style-name="ce124"/>
        <table:table-column table:style-name="co10" table:default-cell-style-name="ce124"/>
        <table:table-column table:style-name="co16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70" table:default-cell-style-name="Default"/>
        <table:table-row table:style-name="ro62">
          <table:table-cell table:number-columns-repeated="2"/>
          <table:table-cell table:style-name="ce150" office:value-type="string">
            <text:p>VIET PHU THINH RUBBER JOINT STOCK COMPANY</text:p>
          </table:table-cell>
          <table:table-cell table:style-name="ce143" table:number-columns-repeated="3"/>
          <table:table-cell table:number-columns-repeated="1018"/>
        </table:table-row>
        <table:table-row table:style-name="ro21">
          <table:table-cell table:number-columns-repeated="2"/>
          <table:table-cell table:style-name="ce151" office:value-type="string">
            <text:p>125/11 Nguyen Cuu Van Street, Binh Thanh Dist, HCM City, Viet Nam</text:p>
          </table:table-cell>
          <table:table-cell table:style-name="ce144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52" office:value-type="string">
            <text:p>Tel: 848-39903088 / 39901548 / 39950358 <text:s text:c="2"/>- <text:s text:c="2"/>Fax: 848-39903499</text:p>
          </table:table-cell>
          <table:table-cell table:style-name="ce145" table:number-columns-repeated="3"/>
          <table:table-cell table:number-columns-repeated="1018"/>
        </table:table-row>
        <table:table-row table:style-name="ro63">
          <table:table-cell table:style-name="ce125" table:number-columns-repeated="2"/>
          <table:table-cell table:style-name="ce153" office:value-type="string">
            <text:p>Email: director@viruco.com <text:s text:c="5"/>Website: www.viruco.com</text:p>
          </table:table-cell>
          <table:table-cell table:style-name="ce146" table:number-columns-repeated="3"/>
          <table:table-cell table:style-name="ce418"/>
          <table:table-cell table:style-name="ce183"/>
          <table:table-cell table:number-columns-repeated="1016"/>
        </table:table-row>
        <table:table-row table:style-name="ro47">
          <table:table-cell table:style-name="ce361" table:number-columns-repeated="7"/>
          <table:table-cell table:number-columns-repeated="1017"/>
        </table:table-row>
        <table:table-row table:style-name="ro57">
          <table:table-cell table:style-name="ce362" office:value-type="string" table:number-columns-spanned="6" table:number-rows-spanned="1">
            <text:p>CERTIFICATE OF ORIGIN</text:p>
          </table:table-cell>
          <table:covered-table-cell table:number-columns-repeated="5" table:style-name="ce363"/>
          <table:table-cell table:style-name="ce419"/>
          <table:table-cell table:style-name="ce305"/>
          <table:table-cell table:number-columns-repeated="1016"/>
        </table:table-row>
        <table:table-row table:style-name="ro49">
          <table:table-cell table:style-name="ce363" table:number-columns-repeated="6"/>
          <table:table-cell table:style-name="ce419"/>
          <table:table-cell table:style-name="ce305"/>
          <table:table-cell table:number-columns-repeated="1016"/>
        </table:table-row>
        <table:table-row table:style-name="ro5">
          <table:table-cell table:style-name="ce364" table:number-columns-repeated="4"/>
          <table:table-cell table:style-name="ce400" office:value-type="string">
            <text:p>No: </text:p>
          </table:table-cell>
          <table:table-cell table:style-name="ce41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364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50">
          <table:table-cell table:style-name="ce364" table:number-columns-repeated="4"/>
          <table:table-cell table:style-name="ce401" office:value-type="string">
            <text:p>Date: </text:p>
          </table:table-cell>
          <table:table-cell table:style-name="ce376" office:value-type="string">
            <text:p><text:a xlink:href="python://get_date_name(o.date)" xlink:type="simple">date</text:a></text:p>
          </table:table-cell>
          <table:table-cell table:style-name="ce364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58">
          <table:table-cell table:style-name="ce364" table:number-columns-repeated="6"/>
          <table:table-cell table:style-name="ce420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5" office:value-type="string">
            <text:p>Contract No.</text:p>
          </table:table-cell>
          <table:table-cell table:style-name="ce376" office:value-type="string" table:number-columns-spanned="6" table:number-rows-spanned="1">
            <text:p><text:a xlink:href="python://o.hopdong_id%20and%20o.hopdong_id.name%20or%20''" xlink:type="simple">sohd</text:a></text:p>
          </table:table-cell>
          <table:covered-table-cell table:style-name="ce386"/>
          <table:covered-table-cell table:style-name="ce389"/>
          <table:covered-table-cell table:style-name="ce402"/>
          <table:covered-table-cell table:style-name="ce364"/>
          <table:covered-table-cell table:style-name="ce421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Buyer</text:p>
          </table:table-cell>
          <table:table-cell table:style-name="ce376" office:value-type="string" table:number-columns-spanned="6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387"/>
          <table:covered-table-cell table:style-name="ce390"/>
          <table:covered-table-cell table:number-columns-repeated="2" table:style-name="ce364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/>
          <table:table-cell table:style-name="ce376" office:value-type="string" table:number-columns-spanned="6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/>
          <table:table-cell table:style-name="ce376" office:value-type="string" table:number-columns-spanned="6" table:number-rows-spanned="1">
            <text:p>TEL: <text:a xlink:href="python://o.hopdong_id%20and%20o.hopdong_id.partner_id%20and%20o.hopdong_id.partner_id.phone%20or%20''" xlink:type="simple">phone</text:a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Means of Transport</text:p>
          </table:table-cell>
          <table:table-cell table:style-name="ce376" office:value-type="string" table:number-columns-spanned="6" table:number-rows-spanned="1">
            <text:p><text:a xlink:href="python://o.mean_transport%20or%20''" xlink:type="simple">mean_transport</text:a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B/L No.</text:p>
          </table:table-cell>
          <table:table-cell table:style-name="ce377" office:value-type="string" table:number-columns-spanned="6" table:number-rows-spanned="1">
            <text:p><text:span text:style-name="T5"><text:a xlink:href="python://get_bl_no(o)" xlink:type="simple">bl_no</text:a></text:span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Date of Shipment</text:p>
          </table:table-cell>
          <table:table-cell table:style-name="ce378" office:value-type="string" table:number-columns-spanned="6" table:number-rows-spanned="1">
            <text:p><text:span text:style-name="T5"><text:a xlink:href="python://get_date_name(o.etd_date)" xlink:type="simple">etd_date</text:a></text:span></text:p>
          </table:table-cell>
          <table:covered-table-cell table:style-name="ce387"/>
          <table:covered-table-cell table:number-columns-repeated="3" table:style-name="ce391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6" office:value-type="string">
            <text:p>From </text:p>
          </table:table-cell>
          <table:table-cell table:style-name="ce376" office:value-type="string" table:number-columns-spanned="6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388"/>
          <table:covered-table-cell table:style-name="ce392"/>
          <table:covered-table-cell table:number-columns-repeated="2" table:style-name="ce364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7" office:value-type="string">
            <text:p>To </text:p>
          </table:table-cell>
          <table:table-cell table:style-name="ce376" office:value-type="string" table:number-columns-spanned="6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388"/>
          <table:covered-table-cell table:style-name="ce393"/>
          <table:covered-table-cell table:number-columns-repeated="2" table:style-name="ce364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7" office:value-type="string">
            <text:p>Payment terms</text:p>
          </table:table-cell>
          <table:table-cell table:style-name="ce376" office:value-type="string" table:number-columns-spanned="6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388"/>
          <table:covered-table-cell table:style-name="ce393"/>
          <table:covered-table-cell table:number-columns-repeated="2" table:style-name="ce364"/>
          <table:covered-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65"/>
          <table:table-cell table:style-name="ce364" table:number-columns-repeated="2"/>
          <table:table-cell table:style-name="ce394"/>
          <table:table-cell table:style-name="ce403"/>
          <table:table-cell table:style-name="ce412"/>
          <table:table-cell table:style-name="ce364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51">
          <table:table-cell table:style-name="ce368" office:value-type="string" table:number-columns-spanned="3" table:number-rows-spanned="2">
            <text:p>DESCRIPTION OF GOODS</text:p>
          </table:table-cell>
          <table:covered-table-cell table:number-columns-repeated="2" table:style-name="ce369"/>
          <table:table-cell table:style-name="ce368" office:value-type="string" table:number-columns-spanned="1" table:number-rows-spanned="2">
            <text:p>NO. OF PACKAGES</text:p>
          </table:table-cell>
          <table:table-cell table:style-name="ce404" office:value-type="string" table:number-columns-spanned="1" table:number-rows-spanned="2">
            <text:p>TOTAL WEIGHT</text:p>
          </table:table-cell>
          <table:table-cell table:style-name="ce413" office:value-type="string" table:number-columns-spanned="1" table:number-rows-spanned="2">
            <text:p>COMMERCIAL INVOICE NO. &amp; DATE</text:p>
          </table:table-cell>
          <table:table-cell table:style-name="ce422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covered-table-cell table:number-columns-repeated="4" table:style-name="ce369"/>
          <table:covered-table-cell table:style-name="ce405"/>
          <table:covered-table-cell table:style-name="ce369"/>
          <table:table-cell table:style-name="ce364"/>
          <table:table-cell table:style-name="ce182" table:number-columns-repeated="2"/>
          <table:table-cell table:style-name="ce127" table:number-columns-repeated="1011"/>
          <table:table-cell table:number-columns-repeated="4"/>
        </table:table-row>
        <table:table-row table:style-name="ro1">
          <table:table-cell table:style-name="ce370" office:value-type="string" table:number-columns-spanned="6" table:number-rows-spanned="1">
            <text:p><text:a xlink:href="python://for%20each=%22line%20in%20get_product_line(o)%22" xlink:type="simple">for</text:a></text:p>
          </table:table-cell>
          <table:covered-table-cell table:number-columns-repeated="2" table:style-name="ce379"/>
          <table:covered-table-cell table:style-name="ce395"/>
          <table:covered-table-cell table:style-name="ce406"/>
          <table:covered-table-cell table:style-name="ce395"/>
          <table:table-cell table:style-name="ce364"/>
          <table:table-cell table:style-name="ce127" table:number-columns-repeated="1013"/>
          <table:table-cell table:number-columns-repeated="4"/>
        </table:table-row>
        <table:table-row table:style-name="ro1">
          <table:table-cell table:style-name="ce371" office:value-type="string" table:number-columns-spanned="6" table:number-rows-spanned="1">
            <text:p><text:a xlink:href="python://if%20test=%22line['invoice_thue']!=''%22" xlink:type="simple">if</text:a></text:p>
          </table:table-cell>
          <table:covered-table-cell table:number-columns-repeated="2" table:style-name="ce379"/>
          <table:covered-table-cell table:style-name="ce395"/>
          <table:covered-table-cell table:style-name="ce406"/>
          <table:covered-table-cell table:style-name="ce395"/>
          <table:table-cell table:style-name="ce364"/>
          <table:table-cell table:style-name="ce127" table:number-columns-repeated="1013"/>
          <table:table-cell table:number-columns-repeated="4"/>
        </table:table-row>
        <table:table-row table:style-name="ro52">
          <table:table-cell table:style-name="ce372"/>
          <table:table-cell table:style-name="ce380" table:number-columns-repeated="2"/>
          <table:table-cell table:style-name="ce396"/>
          <table:table-cell table:style-name="ce407"/>
          <table:table-cell table:style-name="ce414"/>
          <table:table-cell table:style-name="ce423"/>
          <table:table-cell table:style-name="ce308"/>
          <table:table-cell table:style-name="ce424"/>
          <table:table-cell table:style-name="ce310" table:number-columns-repeated="1011"/>
          <table:table-cell table:number-columns-repeated="4"/>
        </table:table-row>
        <table:table-row table:style-name="ro52">
          <table:table-cell table:style-name="ce373" office:value-type="string" table:number-columns-spanned="3" table:number-rows-spanned="1">
            <text:p><text:a xlink:href="python://line['product_name']" xlink:type="simple">product_name</text:a></text:p>
          </table:table-cell>
          <table:covered-table-cell table:number-columns-repeated="2" table:style-name="ce381"/>
          <table:table-cell table:style-name="ce397" office:value-type="string">
            <text:p><text:a xlink:href="python://line['strpack']" xlink:type="simple">package</text:a></text:p>
          </table:table-cell>
          <table:table-cell table:style-name="ce408" office:value-type="string">
            <text:p>Gross Weight</text:p>
          </table:table-cell>
          <table:table-cell table:style-name="ce415" office:value-type="string">
            <text:p><text:a xlink:href="python://o.hopdong_id%20and%20o.hopdong_id.name%20or%20''" xlink:type="simple">sohd</text:a>/VRC/16</text:p>
          </table:table-cell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3"/>
          <table:table-cell table:style-name="ce381" table:number-columns-repeated="2"/>
          <table:table-cell table:style-name="ce397"/>
          <table:table-cell table:style-name="ce409" office:value-type="string">
            <text:p><text:a xlink:href="python://line['gross_weight']" xlink:type="simple">gross_weight</text:a></text:p>
          </table:table-cell>
          <table:table-cell table:style-name="ce416" office:value-type="string">
            <text:p><text:a xlink:href="python://get_date_name(o.date)" xlink:type="simple">date</text:a></text:p>
          </table:table-cell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3"/>
          <table:table-cell table:style-name="ce381" table:number-columns-repeated="2"/>
          <table:table-cell table:style-name="ce397"/>
          <table:table-cell table:style-name="ce397" office:value-type="string">
            <text:p>Net Weight</text:p>
          </table:table-cell>
          <table:table-cell table:style-name="ce409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3"/>
          <table:table-cell table:style-name="ce381" table:number-columns-repeated="2"/>
          <table:table-cell table:style-name="ce397"/>
          <table:table-cell table:style-name="ce397" office:value-type="string">
            <text:p><text:a xlink:href="python://line['net_weight']" xlink:type="simple">net_weight</text:a></text:p>
          </table:table-cell>
          <table:table-cell table:style-name="ce409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4"/>
          <table:table-cell table:style-name="ce382" table:number-columns-repeated="2"/>
          <table:table-cell table:style-name="ce398" table:number-columns-repeated="2"/>
          <table:table-cell table:style-name="ce417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1" office:value-type="string" table:number-columns-spanned="6" table:number-rows-spanned="1">
            <text:p><text:a xlink:href="python:///if" xlink:type="simple">end if</text:a></text:p>
          </table:table-cell>
          <table:covered-table-cell table:number-columns-repeated="2" table:style-name="ce382"/>
          <table:covered-table-cell table:number-columns-repeated="2" table:style-name="ce398"/>
          <table:covered-table-cell table:style-name="ce417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2">
          <table:table-cell table:style-name="ce370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383"/>
          <table:covered-table-cell table:style-name="ce399"/>
          <table:covered-table-cell table:number-columns-repeated="2" table:style-name="ce410"/>
          <table:table-cell table:style-name="ce423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64">
          <table:table-cell table:style-name="ce137" table:number-columns-repeated="3"/>
          <table:table-cell table:style-name="ce164" table:number-columns-repeated="2"/>
          <table:table-cell table:style-name="ce179"/>
          <table:table-cell table:style-name="ce176" table:number-columns-repeated="2"/>
          <table:table-cell table:style-name="ce127" table:number-columns-repeated="1012"/>
          <table:table-cell table:number-columns-repeated="4"/>
        </table:table-row>
        <table:table-row table:style-name="ro24">
          <table:table-cell table:style-name="ce375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5" table:style-name="ce138"/>
          <table:covered-table-cell table:style-name="ce176"/>
          <table:table-cell table:style-name="ce176"/>
          <table:table-cell table:style-name="ce127" table:number-columns-repeated="1012"/>
          <table:table-cell table:number-columns-repeated="4"/>
        </table:table-row>
        <table:table-row table:style-name="ro1">
          <table:table-cell table:style-name="ce127"/>
          <table:table-cell table:style-name="ce384"/>
          <table:table-cell table:style-name="ce128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1">
          <table:table-cell table:style-name="ce127"/>
          <table:table-cell table:style-name="ce385"/>
          <table:table-cell table:style-name="ce128"/>
          <table:table-cell table:style-name="ce165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155"/>
          <table:covered-table-cell table:style-name="ce127"/>
          <table:table-cell table:style-name="ce127" table:number-columns-repeated="1014"/>
          <table:table-cell table:number-columns-repeated="4"/>
        </table:table-row>
        <table:table-row table:style-name="ro1">
          <table:table-cell table:style-name="ce127"/>
          <table:table-cell table:style-name="ce385"/>
          <table:table-cell table:style-name="ce128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1" table:number-rows-repeated="2">
          <table:table-cell table:style-name="ce127" table:number-columns-repeated="2"/>
          <table:table-cell table:style-name="ce128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19">
          <table:table-cell table:style-name="ce128" table:number-columns-repeated="3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11">
          <table:table-cell table:style-name="ce127" table:number-columns-repeated="3"/>
          <table:table-cell table:style-name="Default"/>
          <table:table-cell table:style-name="ce165" table:number-columns-repeated="2"/>
          <table:table-cell table:style-name="ce127" table:number-columns-repeated="1014"/>
          <table:table-cell table:number-columns-repeated="4"/>
        </table:table-row>
        <table:table-row table:style-name="ro11" table:number-rows-repeated="10485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21" table:default-cell-style-name="ce187"/>
        <table:table-column table:style-name="co22" table:default-cell-style-name="ce187"/>
        <table:table-column table:style-name="co23" table:default-cell-style-name="ce187"/>
        <table:table-column table:style-name="co24" table:default-cell-style-name="ce187"/>
        <table:table-column table:style-name="co25" table:default-cell-style-name="ce187"/>
        <table:table-column table:style-name="co26" table:default-cell-style-name="ce187"/>
        <table:table-column table:style-name="co27" table:default-cell-style-name="ce187"/>
        <table:table-column table:style-name="co28" table:number-columns-repeated="4" table:default-cell-style-name="ce187"/>
        <table:table-column table:style-name="co29" table:number-columns-repeated="246" table:default-cell-style-name="ce187"/>
        <table:table-column table:style-name="co29" table:number-columns-repeated="767" table:default-cell-style-name="ce99"/>
        <table:table-row table:style-name="ro25">
          <table:table-cell table:style-name="ce184"/>
          <table:table-cell table:style-name="ce188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88"/>
          <table:table-cell table:style-name="ce273" office:value-type="string" table:number-columns-spanned="2" table:number-rows-spanned="3">
            <text:p>BILL <text:s/>OF <text:s text:c="2"/>LADING</text:p>
          </table:table-cell>
          <table:covered-table-cell table:style-name="ce274"/>
          <table:table-cell table:style-name="ce220"/>
          <table:table-cell table:style-name="ce186"/>
          <table:table-cell table:number-columns-repeated="1016"/>
        </table:table-row>
        <table:table-row table:style-name="ro26">
          <table:table-cell table:style-name="ce184"/>
          <table:covered-table-cell table:number-columns-repeated="3" table:style-name="ce188"/>
          <table:covered-table-cell table:number-columns-repeated="2" table:style-name="ce274"/>
          <table:table-cell table:style-name="ce196"/>
          <table:table-cell table:style-name="ce186"/>
          <table:table-cell table:number-columns-repeated="1016"/>
        </table:table-row>
        <table:table-row table:style-name="ro19">
          <table:table-cell table:style-name="ce184"/>
          <table:covered-table-cell table:number-columns-repeated="3" table:style-name="ce188"/>
          <table:covered-table-cell table:number-columns-repeated="2" table:style-name="ce274"/>
          <table:table-cell table:style-name="ce303"/>
          <table:table-cell table:style-name="ce186"/>
          <table:table-cell table:number-columns-repeated="1016"/>
        </table:table-row>
        <table:table-row table:style-name="ro27">
          <table:table-cell table:style-name="ce184"/>
          <table:table-cell table:style-name="ce189" office:value-type="string">
            <text:p>Shipper / Exporter <text:s/>(complete name and addres)</text:p>
          </table:table-cell>
          <table:table-cell table:style-name="ce219"/>
          <table:table-cell table:style-name="ce246"/>
          <table:table-cell table:style-name="ce200" office:value-type="string">
            <text:p>Booking No.</text:p>
          </table:table-cell>
          <table:table-cell table:style-name="ce291"/>
          <table:table-cell table:style-name="ce196"/>
          <table:table-cell table:style-name="ce186"/>
          <table:table-cell table:number-columns-repeated="1016"/>
        </table:table-row>
        <table:table-row table:style-name="ro24">
          <table:table-cell table:style-name="ce184"/>
          <table:table-cell table:style-name="ce190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90"/>
          <table:table-cell table:style-name="ce275" office:value-type="string">
            <text:p><text:a xlink:href="python://o.name%20or%20''" xlink:type="simple">name</text:a></text:p>
          </table:table-cell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8">
          <table:table-cell table:style-name="ce184"/>
          <table:table-cell table:style-name="ce190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90"/>
          <table:table-cell table:style-name="ce276" office:value-type="string">
            <text:p>Export References</text:p>
          </table:table-cell>
          <table:table-cell table:style-name="ce246"/>
          <table:table-cell table:style-name="ce220"/>
          <table:table-cell table:style-name="ce186"/>
          <table:table-cell table:number-columns-repeated="1016"/>
        </table:table-row>
        <table:table-row table:style-name="ro29">
          <table:table-cell table:style-name="ce184"/>
          <table:table-cell table:style-name="ce190" table:number-columns-spanned="3" table:number-rows-spanned="1"/>
          <table:covered-table-cell table:number-columns-repeated="2" table:style-name="ce190"/>
          <table:table-cell table:style-name="ce277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91" table:number-columns-repeated="2"/>
          <table:table-cell table:style-name="ce230"/>
          <table:table-cell table:style-name="ce277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0">
          <table:table-cell table:style-name="ce184"/>
          <table:table-cell table:style-name="ce192" table:number-columns-spanned="3" table:number-rows-spanned="1"/>
          <table:covered-table-cell table:number-columns-repeated="2" table:style-name="ce192"/>
          <table:table-cell table:style-name="ce278"/>
          <table:table-cell table:style-name="ce212"/>
          <table:table-cell table:style-name="ce220"/>
          <table:table-cell table:style-name="ce186"/>
          <table:table-cell table:number-columns-repeated="1016"/>
        </table:table-row>
        <table:table-row table:style-name="ro31">
          <table:table-cell table:style-name="ce184"/>
          <table:table-cell table:style-name="ce189" office:value-type="string">
            <text:p>Consignee (complete name and addres)</text:p>
          </table:table-cell>
          <table:table-cell table:style-name="ce219"/>
          <table:table-cell table:style-name="ce246"/>
          <table:table-cell table:style-name="ce276" office:value-type="string">
            <text:p>Forwarding agents reference</text:p>
          </table:table-cell>
          <table:table-cell table:style-name="ce24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93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220"/>
          <table:covered-table-cell table:style-name="ce184"/>
          <table:table-cell table:style-name="ce262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84"/>
          <table:covered-table-cell table:style-name="ce220"/>
          <table:covered-table-cell table:style-name="ce184"/>
          <table:table-cell table:style-name="ce262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0">
          <table:table-cell table:style-name="ce184"/>
          <table:covered-table-cell table:style-name="ce84"/>
          <table:covered-table-cell table:style-name="ce221"/>
          <table:covered-table-cell table:style-name="ce184"/>
          <table:table-cell table:style-name="ce245"/>
          <table:table-cell table:style-name="ce212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84"/>
          <table:table-cell table:style-name="ce191"/>
          <table:table-cell table:style-name="ce230"/>
          <table:table-cell table:style-name="ce186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2">
          <table:table-cell table:style-name="ce184"/>
          <table:table-cell table:style-name="ce84"/>
          <table:table-cell table:style-name="ce191"/>
          <table:table-cell table:style-name="ce230"/>
          <table:table-cell table:style-name="ce186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8">
          <table:table-cell table:style-name="ce184"/>
          <table:table-cell table:style-name="ce84"/>
          <table:table-cell table:style-name="ce191"/>
          <table:table-cell table:style-name="ce230"/>
          <table:table-cell table:style-name="ce279" office:value-type="string">
            <text:p>point and country of origin</text:p>
          </table:table-cell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3">
          <table:table-cell table:style-name="ce184"/>
          <table:table-cell table:style-name="ce189" office:value-type="string">
            <text:p>Notify Party <text:s/>(complete name and addres)</text:p>
          </table:table-cell>
          <table:table-cell table:style-name="ce219"/>
          <table:table-cell table:style-name="ce246"/>
          <table:table-cell table:style-name="ce276" office:value-type="string">
            <text:p>Also Notify Party</text:p>
          </table:table-cell>
          <table:table-cell table:style-name="ce24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84" office:value-type="string">
            <text:p><text:a xlink:href="python://o.notify_party_id%20and%20o.notify_party_id.name%20or%20''" xlink:type="simple">notify_party</text:a></text:p>
          </table:table-cell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84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84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194"/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195"/>
          <table:table-cell table:style-name="ce222"/>
          <table:table-cell table:style-name="ce247"/>
          <table:table-cell table:style-name="ce262"/>
          <table:table-cell table:style-name="ce185"/>
          <table:table-cell table:style-name="ce186" table:number-columns-repeated="2"/>
          <table:table-cell table:style-name="ce191" table:number-columns-spanned="3" table:number-rows-spanned="1"/>
          <table:covered-table-cell table:number-columns-repeated="2" table:style-name="ce191"/>
          <table:table-cell table:number-columns-repeated="1013"/>
        </table:table-row>
        <table:table-row table:style-name="ro25" table:number-rows-repeated="2">
          <table:table-cell table:style-name="ce184"/>
          <table:table-cell table:style-name="ce196"/>
          <table:table-cell table:style-name="ce222"/>
          <table:table-cell table:style-name="ce247"/>
          <table:table-cell table:style-name="ce262"/>
          <table:table-cell table:style-name="ce185"/>
          <table:table-cell table:style-name="ce186" table:number-columns-repeated="2"/>
          <table:table-cell table:style-name="ce191" table:number-columns-repeated="3"/>
          <table:table-cell table:number-columns-repeated="1013"/>
        </table:table-row>
        <table:table-row table:style-name="ro25">
          <table:table-cell table:style-name="ce184"/>
          <table:table-cell table:style-name="ce196"/>
          <table:table-cell table:style-name="ce220"/>
          <table:table-cell table:style-name="ce184"/>
          <table:table-cell table:style-name="ce262"/>
          <table:table-cell table:style-name="ce185"/>
          <table:table-cell table:style-name="ce186" table:number-columns-repeated="2"/>
          <table:table-cell table:style-name="ce191" table:number-columns-repeated="3"/>
          <table:table-cell table:number-columns-repeated="1013"/>
        </table:table-row>
        <table:table-row table:style-name="ro30">
          <table:table-cell table:style-name="ce184"/>
          <table:table-cell table:style-name="ce197"/>
          <table:table-cell table:style-name="ce223"/>
          <table:table-cell table:style-name="ce248"/>
          <table:table-cell table:style-name="ce197"/>
          <table:table-cell table:style-name="ce208"/>
          <table:table-cell table:style-name="ce220"/>
          <table:table-cell table:style-name="ce186"/>
          <table:table-cell table:style-name="ce191" table:number-columns-repeated="3"/>
          <table:table-cell table:number-columns-repeated="1013"/>
        </table:table-row>
        <table:table-row table:style-name="ro34">
          <table:table-cell table:style-name="ce184"/>
          <table:table-cell table:style-name="ce189" office:value-type="string">
            <text:p>Pre-carriage <text:s text:c="2"/>by</text:p>
          </table:table-cell>
          <table:table-cell table:style-name="ce224"/>
          <table:table-cell table:style-name="ce249" office:value-type="string">
            <text:p>Place of Receipt/Date</text:p>
          </table:table-cell>
          <table:table-cell table:style-name="ce280"/>
          <table:table-cell table:style-name="ce208"/>
          <table:table-cell table:style-name="ce220"/>
          <table:table-cell table:style-name="ce186"/>
          <table:table-cell table:number-columns-repeated="1016"/>
        </table:table-row>
        <table:table-row table:style-name="ro35">
          <table:table-cell table:style-name="ce184"/>
          <table:table-cell table:style-name="ce198"/>
          <table:table-cell table:style-name="ce225"/>
          <table:table-cell table:style-name="ce250"/>
          <table:table-cell table:style-name="ce280"/>
          <table:table-cell table:style-name="ce208"/>
          <table:table-cell table:style-name="ce220"/>
          <table:table-cell table:style-name="ce186"/>
          <table:table-cell table:number-columns-repeated="1016"/>
        </table:table-row>
        <table:table-row table:style-name="ro36">
          <table:table-cell table:style-name="ce184"/>
          <table:table-cell table:style-name="ce199"/>
          <table:table-cell table:style-name="ce226"/>
          <table:table-cell table:style-name="ce237" office:value-type="string">
            <text:p>HOCHIMINH PORT, VIETNAM</text:p>
          </table:table-cell>
          <table:table-cell table:style-name="ce199"/>
          <table:table-cell table:style-name="ce226"/>
          <table:table-cell table:style-name="ce220"/>
          <table:table-cell table:style-name="ce84"/>
          <table:table-cell table:number-columns-repeated="1016"/>
        </table:table-row>
        <table:table-row table:style-name="ro35">
          <table:table-cell table:style-name="ce184"/>
          <table:table-cell table:style-name="ce200" office:value-type="string">
            <text:p>Ocean Vessel / Voy <text:s/>No.</text:p>
          </table:table-cell>
          <table:table-cell table:style-name="ce227"/>
          <table:table-cell table:style-name="ce249" office:value-type="string">
            <text:p>Port of loading</text:p>
          </table:table-cell>
          <table:table-cell table:style-name="ce281" office:value-type="string" table:number-columns-spanned="2" table:number-rows-spanned="1">
            <text:p>Onward Inland Routing / Export Instruccion</text:p>
          </table:table-cell>
          <table:covered-table-cell table:style-name="ce281"/>
          <table:table-cell table:style-name="ce216"/>
          <table:table-cell table:style-name="ce186"/>
          <table:table-cell table:number-columns-repeated="1016"/>
        </table:table-row>
        <table:table-row table:style-name="ro35">
          <table:table-cell table:style-name="ce184"/>
          <table:table-cell table:style-name="ce201"/>
          <table:table-cell table:style-name="ce228"/>
          <table:table-cell table:style-name="ce250"/>
          <table:table-cell table:style-name="ce282"/>
          <table:table-cell table:style-name="ce292"/>
          <table:table-cell table:style-name="ce216"/>
          <table:table-cell table:style-name="ce186"/>
          <table:table-cell table:number-columns-repeated="1016"/>
        </table:table-row>
        <table:table-row table:style-name="ro1">
          <table:table-cell table:style-name="ce184"/>
          <table:table-cell table:style-name="ce84" office:value-type="string">
            <text:p><text:a xlink:href="python://o.mean_transport" xlink:type="simple">mean_transport</text:a></text:p>
          </table:table-cell>
          <table:table-cell table:style-name="ce229"/>
          <table:table-cell table:style-name="ce251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86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7">
          <table:table-cell table:style-name="ce184"/>
          <table:table-cell table:style-name="ce200" office:value-type="string">
            <text:p>Port of Discharge</text:p>
          </table:table-cell>
          <table:table-cell table:style-name="ce224"/>
          <table:table-cell table:style-name="ce249" office:value-type="string">
            <text:p>Place <text:s/>of delivery</text:p>
          </table:table-cell>
          <table:table-cell table:style-name="ce283"/>
          <table:table-cell table:style-name="ce293"/>
          <table:table-cell table:style-name="ce283"/>
          <table:table-cell table:style-name="ce186"/>
          <table:table-cell table:number-columns-repeated="1016"/>
        </table:table-row>
        <table:table-row table:style-name="ro21">
          <table:table-cell table:style-name="ce184"/>
          <table:table-cell table:style-name="ce201"/>
          <table:table-cell table:style-name="ce225"/>
          <table:table-cell table:style-name="ce250"/>
          <table:table-cell table:style-name="ce283"/>
          <table:table-cell table:style-name="ce293"/>
          <table:table-cell table:style-name="ce283"/>
          <table:table-cell table:style-name="ce186"/>
          <table:table-cell table:number-columns-repeated="1016"/>
        </table:table-row>
        <table:table-row table:style-name="ro24">
          <table:table-cell table:style-name="ce184"/>
          <table:table-cell table:style-name="ce84" office:value-type="string">
            <text:p><text:a xlink:href="python://o.port_of_charge%20and%20o.port_of_charge.name%20or%20''" xlink:type="simple">port_of_charge</text:a></text:p>
          </table:table-cell>
          <table:table-cell table:style-name="ce230"/>
          <table:table-cell table:style-name="ce84" office:value-type="string">
            <text:p><text:a xlink:href="python://o.diadiem_nhanhang%20and%20o.diadiem_nhanhang.name%20or%20''" xlink:type="simple">place_of_delivery</text:a></text:p>
          </table:table-cell>
          <table:table-cell table:style-name="ce220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0">
          <table:table-cell table:style-name="ce184"/>
          <table:table-cell table:style-name="ce202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202"/>
          <table:table-cell table:style-name="ce216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3" office:value-type="string">
            <text:p>Container No. And Seal No.</text:p>
          </table:table-cell>
          <table:table-cell table:style-name="ce231" office:value-type="string">
            <text:p>Quantity And</text:p>
          </table:table-cell>
          <table:table-cell table:style-name="ce252" office:value-type="string" table:number-columns-spanned="2" table:number-rows-spanned="2">
            <text:p>DESCRIPTION <text:s/>OF <text:s/>GOODS</text:p>
          </table:table-cell>
          <table:covered-table-cell table:style-name="ce252"/>
          <table:table-cell table:style-name="ce231" office:value-type="string">
            <text:p>Meansurement</text:p>
          </table:table-cell>
          <table:table-cell table:style-name="ce304"/>
          <table:table-cell table:style-name="ce186"/>
          <table:table-cell table:number-columns-repeated="1016"/>
        </table:table-row>
        <table:table-row table:style-name="ro30">
          <table:table-cell table:style-name="ce184"/>
          <table:table-cell table:style-name="ce204" office:value-type="string">
            <text:p>Marks <text:s/>&amp; <text:s/>Nos.</text:p>
          </table:table-cell>
          <table:table-cell table:style-name="ce232" office:value-type="string">
            <text:p>Kind of Packages</text:p>
          </table:table-cell>
          <table:covered-table-cell table:number-columns-repeated="2" table:style-name="ce252"/>
          <table:table-cell table:style-name="ce232" office:value-type="string">
            <text:p>GROSS WEIGHT</text:p>
          </table:table-cell>
          <table:table-cell table:style-name="ce304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5" office:value-type="string">
            <text:p>CONTAINER NO / SEAL NO.</text:p>
          </table:table-cell>
          <table:table-cell table:style-name="ce220"/>
          <table:table-cell table:style-name="ce253" table:number-columns-spanned="2" table:number-rows-spanned="1"/>
          <table:covered-table-cell table:style-name="ce253"/>
          <table:table-cell table:style-name="ce26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6" office:value-type="string">
            <text:p><text:a xlink:href="python://for%20each=%22line%20in%20get_product_line(o)%22" xlink:type="simple">for</text:a></text:p>
          </table:table-cell>
          <table:table-cell table:style-name="ce220"/>
          <table:table-cell table:style-name="ce253"/>
          <table:table-cell table:style-name="ce284"/>
          <table:table-cell table:style-name="ce267"/>
          <table:table-cell table:style-name="ce220"/>
          <table:table-cell table:style-name="ce186"/>
          <table:table-cell table:number-columns-repeated="1016"/>
        </table:table-row>
        <table:table-row table:style-name="ro5">
          <table:table-cell table:style-name="ce184"/>
          <table:table-cell table:style-name="ce206" office:value-type="string">
            <text:p><text:a xlink:href="python://if%20test=%22line['draft_bl']!=''%22" xlink:type="simple">if</text:a></text:p>
          </table:table-cell>
          <table:table-cell table:style-name="ce220"/>
          <table:table-cell table:style-name="ce253"/>
          <table:table-cell table:style-name="ce284"/>
          <table:table-cell table:style-name="ce267"/>
          <table:table-cell table:style-name="ce220"/>
          <table:table-cell table:style-name="ce186"/>
          <table:table-cell table:number-columns-repeated="1016"/>
        </table:table-row>
        <table:table-row table:style-name="ro38">
          <table:table-cell table:style-name="ce184"/>
          <table:table-cell table:style-name="ce205"/>
          <table:table-cell table:style-name="ce233" office:value-type="string">
            <text:p><text:a xlink:href="python://get_cong(o)" xlink:type="simple">get_cong</text:a> x20' FCL</text:p>
          </table:table-cell>
          <table:table-cell table:style-name="ce254" office:value-type="string" table:number-columns-spanned="2" table:number-rows-spanned="1">
            <text:p><text:span text:style-name="T7"><text:a xlink:href="python://line['product_name']" xlink:type="simple">product_name</text:a></text:span></text:p>
          </table:table-cell>
          <table:covered-table-cell table:style-name="ce184"/>
          <table:table-cell table:style-name="ce294" office:value-type="string">
            <text:p><text:span text:style-name="T7"><text:a xlink:href="python://if%20test=%22line['seal_no']!=''%22" xlink:type="simple">if</text:a></text:span><text:span text:style-name="T7"> 25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get_the_tich(o)" xlink:type="simple">the_tich</text:a></text:span><text:span text:style-name="T7"> </text:span><text:span text:style-name="T7"><text:a xlink:href="python:///if" xlink:type="simple">/if</text:a></text:span><text:span text:style-name="T7"> </text:span>CBM</text:p>
          </table:table-cell>
          <table:table-cell table:style-name="ce220"/>
          <table:table-cell table:style-name="ce186"/>
          <table:table-cell table:number-columns-repeated="1016"/>
        </table:table-row>
        <table:table-row table:style-name="ro39">
          <table:table-cell table:style-name="ce184"/>
          <table:table-cell table:style-name="ce207" office:value-type="string" table:number-columns-spanned="1" table:number-rows-spanned="10">
            <text:p><text:span text:style-name="T7"><text:a xlink:href="python://line['seal_no_name']" xlink:type="simple">seal_no_name</text:a></text:span></text:p>
          </table:table-cell>
          <table:table-cell table:style-name="ce234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</text:p>
          </table:table-cell>
          <table:table-cell table:style-name="ce255" office:value-type="string" table:number-columns-spanned="2" table:number-rows-spanned="1">
            <text:p>QUANTITY: <text:span text:style-name="T7"><text:a xlink:href="python://if%20test=%22line['seal_no']!=''%22" xlink:type="simple">if</text:a></text:span><text:span text:style-name="T7"> </text:span><text:span text:style-name="T7"><text:a xlink:href="python://line['net_weight']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" xlink:type="simple">net_weight</text:a></text:span><text:span text:style-name="T7"> </text:span><text:span text:style-name="T7"><text:a xlink:href="python:///if" xlink:type="simple">/if</text:a></text:span>MTS</text:p>
          </table:table-cell>
          <table:covered-table-cell table:style-name="ce184"/>
          <table:table-cell table:style-name="ce295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186" table:number-columns-repeated="2"/>
          <table:table-cell table:number-columns-repeated="1016"/>
        </table:table-row>
        <table:table-row table:style-name="ro40">
          <table:table-cell table:style-name="ce184"/>
          <table:covered-table-cell table:style-name="ce208"/>
          <table:table-cell table:style-name="ce235"/>
          <table:table-cell table:style-name="ce256"/>
          <table:table-cell table:style-name="ce191"/>
          <table:table-cell table:style-name="ce296"/>
          <table:table-cell table:style-name="ce220"/>
          <table:table-cell table:style-name="ce186"/>
          <table:table-cell table:number-columns-repeated="1016"/>
        </table:table-row>
        <table:table-row table:style-name="ro41">
          <table:table-cell table:style-name="ce184"/>
          <table:covered-table-cell table:style-name="ce208"/>
          <table:table-cell table:style-name="ce236"/>
          <table:table-cell table:style-name="ce256" office:value-type="string" table:number-columns-spanned="2" table:number-rows-spanned="1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covered-table-cell table:style-name="ce230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99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42">
          <table:table-cell table:style-name="ce184"/>
          <table:table-cell table:style-name="ce208" office:value-type="string">
            <text:p>SHIPPED ON BOARD</text:p>
          </table:table-cell>
          <table:table-cell table:style-name="ce236"/>
          <table:table-cell table:style-name="ce258" office:value-type="string" table:number-columns-spanned="2" table:number-rows-spanned="1">
            <text:p><text:span text:style-name="T7">N.W.: </text:span><text:span text:style-name="T7"><text:a xlink:href="python://if%20test=%22line['seal_no']!=''%22" xlink:type="simple">if</text:a></text:span><text:span text:style-name="T7"> </text:span><text:span text:style-name="T7"><text:a xlink:href="python://line['net_weight']*1000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%20*1000" xlink:type="simple">net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covered-table-cell table:style-name="ce286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43">
          <table:table-cell table:style-name="ce184"/>
          <table:table-cell table:style-name="ce209" office:value-type="string">
            <text:p><text:span text:style-name="T7"><text:a xlink:href="python://get_date_name(o.date)" xlink:type="simple">date</text:a></text:span></text:p>
          </table:table-cell>
          <table:table-cell table:style-name="ce196"/>
          <table:table-cell table:style-name="ce259" office:value-type="string" table:number-columns-spanned="2" table:number-rows-spanned="1">
            <text:p><text:span text:style-name="T7">G.W.: </text:span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covered-table-cell table:style-name="ce191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10" office:value-type="string">
            <text:p><text:span text:style-name="T8"><text:a xlink:href="python://o.mean_transport" xlink:type="simple">mean_transport</text:a></text:span></text:p>
          </table:table-cell>
          <table:table-cell table:style-name="ce196"/>
          <table:table-cell table:style-name="ce260"/>
          <table:table-cell table:style-name="ce191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11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96"/>
          <table:table-cell table:style-name="ce261"/>
          <table:table-cell table:style-name="ce287"/>
          <table:table-cell table:style-name="ce29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6" office:value-type="string">
            <text:p><text:a xlink:href="python:///if" xlink:type="simple">end if</text:a></text:p>
          </table:table-cell>
          <table:table-cell table:style-name="ce196"/>
          <table:table-cell table:style-name="ce261"/>
          <table:table-cell table:style-name="ce287"/>
          <table:table-cell table:style-name="ce29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6" office:value-type="string">
            <text:p><text:a xlink:href="python:///for" xlink:type="simple">end for</text:a></text:p>
          </table:table-cell>
          <table:table-cell table:style-name="ce196"/>
          <table:table-cell table:style-name="ce261"/>
          <table:table-cell table:style-name="ce287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2"/>
          <table:table-cell table:style-name="ce1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56" office:value-type="string" table:number-columns-spanned="2" table:number-rows-spanned="1">
            <text:p>FREIGHT <text:span text:style-name="T7"><text:a xlink:href="python://get_freight(o.freight)" xlink:type="simple">freight</text:a></text:span></text:p>
          </table:table-cell>
          <table:covered-table-cell table:style-name="ce1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2" office:value-type="string">
            <text:p>FCL/FCL</text:p>
          </table:table-cell>
          <table:table-cell table:style-name="ce186"/>
          <table:table-cell table:style-name="ce298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2"/>
          <table:table-cell table:style-name="ce186"/>
          <table:table-cell table:style-name="ce298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3" office:value-type="string">
            <text:p>CY / CY</text:p>
          </table:table-cell>
          <table:table-cell table:style-name="ce186"/>
          <table:table-cell table:style-name="ce298"/>
          <table:table-cell table:style-name="ce220"/>
          <table:table-cell table:style-name="ce186"/>
          <table:table-cell table:number-columns-repeated="1016"/>
        </table:table-row>
        <table:table-row table:style-name="ro1">
          <table:table-cell table:style-name="ce184"/>
          <table:table-cell table:style-name="ce212"/>
          <table:table-cell table:style-name="ce237"/>
          <table:table-cell table:style-name="ce264"/>
          <table:table-cell table:style-name="ce288"/>
          <table:table-cell table:style-name="ce23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5"/>
          <table:table-cell table:style-name="ce213" office:value-type="string">
            <text:p>Freight <text:s/>&amp; <text:s/>Charges</text:p>
          </table:table-cell>
          <table:table-cell table:style-name="ce216" office:value-type="string">
            <text:p>Revenue Tons</text:p>
          </table:table-cell>
          <table:table-cell table:style-name="ce265" office:value-type="string">
            <text:p>Rate</text:p>
          </table:table-cell>
          <table:table-cell table:style-name="ce216" office:value-type="string">
            <text:p>prepaid</text:p>
          </table:table-cell>
          <table:table-cell table:style-name="ce299" office:value-type="string">
            <text:p><text:span text:style-name="T5"><text:a xlink:href="python://get_date_name(o.date)" xlink:type="simple">date</text:a></text:span></text:p>
          </table:table-cell>
          <table:table-cell table:style-name="ce283"/>
          <table:table-cell table:style-name="ce186"/>
          <table:table-cell table:number-columns-repeated="1016"/>
        </table:table-row>
        <table:table-row table:style-name="ro25">
          <table:table-cell table:style-name="ce185"/>
          <table:table-cell table:style-name="ce213"/>
          <table:table-cell table:style-name="ce216"/>
          <table:table-cell table:style-name="ce266"/>
          <table:table-cell table:style-name="ce216"/>
          <table:table-cell table:style-name="ce300"/>
          <table:table-cell table:style-name="ce283"/>
          <table:table-cell table:style-name="ce186"/>
          <table:table-cell table:number-columns-repeated="1016"/>
        </table:table-row>
        <table:table-row table:style-name="ro25">
          <table:table-cell table:style-name="ce185" table:number-columns-repeated="2"/>
          <table:table-cell table:style-name="ce186"/>
          <table:table-cell table:style-name="ce267"/>
          <table:table-cell table:style-name="ce186"/>
          <table:table-cell table:style-name="ce300"/>
          <table:table-cell table:style-name="ce186" table:number-columns-repeated="2"/>
          <table:table-cell table:number-columns-repeated="1016"/>
        </table:table-row>
        <table:table-row table:style-name="ro30">
          <table:table-cell table:style-name="ce185" table:number-columns-repeated="2"/>
          <table:table-cell table:style-name="ce186"/>
          <table:table-cell table:style-name="ce267"/>
          <table:table-cell table:style-name="ce186"/>
          <table:table-cell table:style-name="ce289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4" office:value-type="string">
            <text:p>B/L <text:s text:c="2"/>NO.</text:p>
          </table:table-cell>
          <table:table-cell table:style-name="ce238" office:value-type="string">
            <text:p>Number of Original B/l</text:p>
          </table:table-cell>
          <table:table-cell table:style-name="ce214"/>
          <table:table-cell table:style-name="ce265" office:value-type="string">
            <text:p>prepaid <text:s/>at</text:p>
          </table:table-cell>
          <table:table-cell table:style-name="ce265" office:value-type="string">
            <text:p>Collect at</text:p>
          </table:table-cell>
          <table:table-cell table:style-name="ce186" table:number-columns-repeated="2"/>
          <table:table-cell table:number-columns-repeated="1016"/>
        </table:table-row>
        <table:table-row table:style-name="ro44">
          <table:table-cell table:style-name="ce185"/>
          <table:table-cell table:style-name="ce215" office:value-type="string">
            <text:p><text:a xlink:href="python://o.bl_no%20or%20''" xlink:type="simple">bl_no</text:a></text:p>
          </table:table-cell>
          <table:table-cell table:style-name="ce239" table:number-columns-spanned="2" table:number-rows-spanned="1"/>
          <table:covered-table-cell table:style-name="ce239"/>
          <table:table-cell table:style-name="ce289"/>
          <table:table-cell table:style-name="ce301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4"/>
          <table:table-cell table:style-name="ce238" office:value-type="string">
            <text:p>Place of B(s) L <text:s/>issue</text:p>
          </table:table-cell>
          <table:table-cell table:style-name="ce268" office:value-type="string">
            <text:p>Date</text:p>
          </table:table-cell>
          <table:table-cell table:style-name="ce265" office:value-type="string">
            <text:p>Exchange Rate</text:p>
          </table:table-cell>
          <table:table-cell table:style-name="ce265" office:value-type="string">
            <text:p>Exhange Rate</text:p>
          </table:table-cell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3"/>
          <table:table-cell table:style-name="ce216"/>
          <table:table-cell table:style-name="ce269"/>
          <table:table-cell table:style-name="ce266" table:number-columns-repeated="2"/>
          <table:table-cell table:style-name="ce186" table:number-columns-repeated="2"/>
          <table:table-cell table:number-columns-repeated="1016"/>
        </table:table-row>
        <table:table-row table:style-name="ro31">
          <table:table-cell table:style-name="ce185" table:number-columns-repeated="2"/>
          <table:table-cell table:style-name="ce240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240"/>
          <table:table-cell table:style-name="ce289" table:number-columns-repeated="2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6" office:value-type="string">
            <text:p>Services Type / Mode</text:p>
          </table:table-cell>
          <table:table-cell table:style-name="ce241" office:value-type="string" table:number-columns-spanned="2" table:number-rows-spanned="1">
            <text:p>Laden <text:s/>on Board the Vessel</text:p>
          </table:table-cell>
          <table:covered-table-cell table:style-name="ce241"/>
          <table:table-cell table:style-name="ce186"/>
          <table:table-cell table:style-name="ce185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6"/>
          <table:table-cell table:style-name="ce242"/>
          <table:table-cell table:style-name="ce270"/>
          <table:table-cell table:style-name="ce186"/>
          <table:table-cell table:style-name="ce185"/>
          <table:table-cell table:style-name="ce186" table:number-columns-repeated="2"/>
          <table:table-cell table:number-columns-repeated="1016"/>
        </table:table-row>
        <table:table-row table:style-name="ro30">
          <table:table-cell table:style-name="ce185" table:number-columns-repeated="2"/>
          <table:table-cell table:style-name="ce243" office:value-type="string">
            <text:p>ON <text:span text:style-name="T7"><text:a xlink:href="python://get_date_name(o.date)" xlink:type="simple">date</text:a></text:span></text:p>
          </table:table-cell>
          <table:table-cell table:style-name="ce271"/>
          <table:table-cell table:style-name="ce262"/>
          <table:table-cell table:style-name="ce185"/>
          <table:table-cell table:style-name="ce186" table:number-columns-repeated="2"/>
          <table:table-cell table:number-columns-repeated="1016"/>
        </table:table-row>
        <table:table-row table:style-name="ro30">
          <table:table-cell table:style-name="ce185"/>
          <table:table-cell table:style-name="ce186"/>
          <table:table-cell table:style-name="ce244"/>
          <table:table-cell table:style-name="ce272"/>
          <table:table-cell table:style-name="ce192" office:value-type="string" table:number-columns-spanned="2" table:number-rows-spanned="1">
            <text:p>By</text:p>
          </table:table-cell>
          <table:covered-table-cell table:style-name="ce192"/>
          <table:table-cell table:style-name="ce186"/>
          <table:table-cell table:number-columns-repeated="1017"/>
        </table:table-row>
        <table:table-row table:style-name="ro33">
          <table:table-cell table:style-name="ce185"/>
          <table:table-cell table:style-name="ce217"/>
          <table:table-cell table:style-name="ce245"/>
          <table:table-cell table:style-name="ce217"/>
          <table:table-cell table:style-name="ce290" office:value-type="string">
            <text:p>AS <text:s/>AGENT FOR THE CARRIER EVERGREEN MARINE CONRPORATION</text:p>
          </table:table-cell>
          <table:table-cell table:style-name="ce302"/>
          <table:table-cell table:style-name="ce186"/>
          <table:table-cell table:number-columns-repeated="1017"/>
        </table:table-row>
        <table:table-row table:style-name="ro25">
          <table:table-cell table:style-name="ce186"/>
          <table:table-cell table:style-name="ce218" table:number-columns-repeated="2"/>
          <table:table-cell table:style-name="ce186" table:number-columns-repeated="4"/>
          <table:table-cell table:number-columns-repeated="1017"/>
        </table:table-row>
        <table:table-row table:style-name="ro45" table:number-rows-repeated="65458">
          <table:table-cell table:number-columns-repeated="1024"/>
        </table:table-row>
        <table:table-row table:style-name="ro11" table:number-rows-repeated="98303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028in" svg:height="0.5181in" svg:x="5.9866in" svg:y="0.0732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7748in" svg:height="0.2776in" svg:x="5.9953in" svg:y="0.5791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124"/>
        <table:table-column table:style-name="co11" table:default-cell-style-name="ce124"/>
        <table:table-column table:style-name="co12" table:default-cell-style-name="ce124"/>
        <table:table-column table:style-name="co13" table:default-cell-style-name="ce124"/>
        <table:table-column table:style-name="co39" table:default-cell-style-name="ce124"/>
        <table:table-column table:style-name="co14" table:number-columns-repeated="2" table:default-cell-style-name="ce124"/>
        <table:table-column table:style-name="co40" table:default-cell-style-name="ce124"/>
        <table:table-column table:style-name="co16" table:visibility="collapse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68" table:default-cell-style-name="Default"/>
        <table:table-row table:style-name="ro1">
          <table:table-cell table:number-columns-repeated="2"/>
          <table:table-cell table:style-name="ce150" office:value-type="string">
            <text:p>VIET PHU THINH RUBBER JOINT STOCK COMPANY</text:p>
          </table:table-cell>
          <table:table-cell table:style-name="ce143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51" office:value-type="string">
            <text:p>125/11 Nguyen Cuu Van Street, Binh Thanh Dist, HCM City, Viet Nam</text:p>
          </table:table-cell>
          <table:table-cell table:style-name="ce144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52" office:value-type="string">
            <text:p>Tel: 848-39903088 / 39901548 / 39950358 <text:s text:c="2"/>- <text:s text:c="2"/>Fax: 848-39903499</text:p>
          </table:table-cell>
          <table:table-cell table:style-name="ce145" table:number-columns-repeated="4"/>
          <table:table-cell table:style-name="Default"/>
          <table:table-cell table:number-columns-repeated="1016"/>
        </table:table-row>
        <table:table-row table:style-name="ro65">
          <table:table-cell table:style-name="ce418" table:number-columns-repeated="2"/>
          <table:table-cell table:style-name="ce431" office:value-type="string">
            <text:p>Email: director@viruco.com <text:s text:c="5"/>Website: www.viruco.com</text:p>
          </table:table-cell>
          <table:table-cell table:style-name="ce432" table:number-columns-repeated="4"/>
          <table:table-cell table:style-name="ce437"/>
          <table:table-cell table:style-name="ce183" table:number-columns-repeated="2"/>
          <table:table-cell table:number-columns-repeated="1014"/>
        </table:table-row>
        <table:table-row table:style-name="ro47">
          <table:table-cell table:number-columns-repeated="1024"/>
        </table:table-row>
        <table:table-row table:style-name="ro48">
          <table:table-cell table:style-name="ce126" office:value-type="string" table:number-columns-spanned="8" table:number-rows-spanned="1">
            <text:p>PACKING LIST</text:p>
          </table:table-cell>
          <table:covered-table-cell table:number-columns-repeated="7" table:style-name="ce126"/>
          <table:table-cell table:style-name="ce305" table:number-columns-repeated="2"/>
          <table:table-cell table:number-columns-repeated="1014"/>
        </table:table-row>
        <table:table-row table:style-name="ro49">
          <table:table-cell table:style-name="ce126" table:number-columns-repeated="8"/>
          <table:table-cell table:style-name="ce305" table:number-columns-repeated="2"/>
          <table:table-cell table:number-columns-repeated="1014"/>
        </table:table-row>
        <table:table-row table:style-name="ro5">
          <table:table-cell table:style-name="ce127" table:number-columns-repeated="6"/>
          <table:table-cell table:style-name="ce435" office:value-type="string">
            <text:p>No: </text:p>
          </table:table-cell>
          <table:table-cell table:style-name="ce175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Default"/>
          <table:table-cell table:style-name="ce180"/>
          <table:table-cell table:style-name="Default" table:number-columns-repeated="2"/>
          <table:table-cell table:style-name="ce127" table:number-columns-repeated="1010"/>
          <table:table-cell table:number-columns-repeated="2"/>
        </table:table-row>
        <table:table-row table:style-name="ro50">
          <table:table-cell table:style-name="ce127" table:number-columns-repeated="6"/>
          <table:table-cell table:style-name="ce436" office:value-type="string">
            <text:p>Date: </text:p>
          </table:table-cell>
          <table:table-cell table:style-name="ce139" office:value-type="string">
            <text:p><text:a xlink:href="python://get_date_name(o.date)" xlink:type="simple">date</text:a></text:p>
          </table:table-cell>
          <table:table-cell table:style-name="Default"/>
          <table:table-cell table:style-name="ce127"/>
          <table:table-cell table:style-name="Default" table:number-columns-repeated="2"/>
          <table:table-cell table:style-name="ce127" table:number-columns-repeated="1010"/>
          <table:table-cell table:number-columns-repeated="2"/>
        </table:table-row>
        <table:table-row table:style-name="ro58">
          <table:table-cell table:style-name="ce127" table:number-columns-repeated="8"/>
          <table:table-cell table:style-name="ce360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8" office:value-type="string">
            <text:p>Contract No.</text:p>
          </table:table-cell>
          <table:table-cell table:style-name="ce139" office:value-type="string">
            <text:p><text:a xlink:href="python://o.hopdong_id%20and%20o.hopdong_id.name%20or%20''" xlink:type="simple">sohd</text:a></text:p>
          </table:table-cell>
          <table:table-cell table:style-name="ce147" table:number-columns-spanned="2" table:number-rows-spanned="1"/>
          <table:covered-table-cell table:style-name="ce147"/>
          <table:table-cell table:style-name="ce433" table:number-columns-repeated="2"/>
          <table:table-cell table:style-name="ce168" table:number-columns-repeated="2"/>
          <table:table-cell table:style-name="ce306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Buyer</text:p>
          </table:table-cell>
          <table:table-cell table:style-name="ce139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148"/>
          <table:table-cell table:style-name="ce127"/>
          <table:table-cell table:style-name="ce155" table:number-columns-repeated="2"/>
          <table:table-cell table:style-name="ce127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/>
          <table:table-cell table:style-name="ce139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Means of Transport</text:p>
          </table:table-cell>
          <table:table-cell table:style-name="ce139" office:value-type="string">
            <text:p><text:a xlink:href="python://o.mean_transport%20or%20''" xlink:type="simple">mean_transport</text:a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B/L No.</text:p>
          </table:table-cell>
          <table:table-cell table:style-name="ce429" office:value-type="string">
            <text:p><text:span text:style-name="T5"><text:a xlink:href="python://get_bl_no(o)" xlink:type="simple">bl_no</text:a></text:span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Date of Shipment</text:p>
          </table:table-cell>
          <table:table-cell table:style-name="ce430" office:value-type="string">
            <text:p><text:span text:style-name="T5"><text:a xlink:href="python://get_date_name(o.etd_date)" xlink:type="simple">etd_date</text:a></text:span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9" office:value-type="string">
            <text:p>From </text:p>
          </table:table-cell>
          <table:table-cell table:style-name="ce139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127"/>
          <table:table-cell table:style-name="ce157" table:number-columns-repeated="2"/>
          <table:table-cell table:style-name="ce127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0" office:value-type="string">
            <text:p>To </text:p>
          </table:table-cell>
          <table:table-cell table:style-name="ce139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127"/>
          <table:table-cell table:style-name="ce158" table:number-columns-repeated="2"/>
          <table:table-cell table:style-name="ce127" table:number-columns-repeated="2"/>
          <table:table-cell table:style-name="ce182" table:number-columns-repeated="3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28"/>
          <table:table-cell table:style-name="ce127" table:number-columns-repeated="3"/>
          <table:table-cell table:style-name="ce159" table:number-columns-repeated="2"/>
          <table:table-cell table:style-name="ce170"/>
          <table:table-cell table:style-name="ce176"/>
          <table:table-cell table:style-name="ce12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51">
          <table:table-cell table:style-name="ce131" office:value-type="string" table:number-columns-spanned="4" table:number-rows-spanned="2">
            <text:p>DESCRIPTION OF GOODS</text:p>
          </table:table-cell>
          <table:covered-table-cell table:number-columns-repeated="3" table:style-name="ce131"/>
          <table:table-cell table:style-name="ce160" office:value-type="string" table:number-columns-spanned="1" table:number-rows-spanned="2">
            <text:p>NO. OF PACKAGES</text:p>
          </table:table-cell>
          <table:table-cell table:style-name="ce160" office:value-type="string" table:number-columns-spanned="1" table:number-rows-spanned="2">
            <text:p>BALES <text:s/>FORM</text:p>
          </table:table-cell>
          <table:table-cell table:style-name="ce171" office:value-type="string" table:number-columns-spanned="2" table:number-rows-spanned="1">
            <text:p>QUANTITY </text:p>
          </table:table-cell>
          <table:covered-table-cell table:style-name="ce171"/>
          <table:table-cell table:style-name="ce30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covered-table-cell table:number-columns-repeated="4" table:style-name="ce131"/>
          <table:covered-table-cell table:number-columns-repeated="2" table:style-name="ce160"/>
          <table:table-cell table:style-name="ce172" office:value-type="string">
            <text:p>Net Weight</text:p>
          </table:table-cell>
          <table:table-cell table:style-name="ce172" office:value-type="string">
            <text:p>Gross Weight</text:p>
          </table:table-cell>
          <table:table-cell table:style-name="ce127"/>
          <table:table-cell table:style-name="ce182" table:number-columns-repeated="2"/>
          <table:table-cell table:style-name="ce127" table:number-columns-repeated="1011"/>
          <table:table-cell table:number-columns-repeated="2"/>
        </table:table-row>
        <table:table-row table:style-name="ro1">
          <table:table-cell table:style-name="ce131" table:number-columns-spanned="4" table:number-rows-spanned="1"/>
          <table:covered-table-cell table:number-columns-repeated="3" table:style-name="ce140"/>
          <table:table-cell table:style-name="ce161" office:value-type="string">
            <text:p>BALES</text:p>
          </table:table-cell>
          <table:table-cell table:style-name="ce161" office:value-type="string">
            <text:p>KGS</text:p>
          </table:table-cell>
          <table:table-cell table:number-columns-repeated="2" table:style-name="ce173" office:value-type="string">
            <text:p>MTS</text:p>
          </table:table-cell>
          <table:table-cell table:style-name="ce127" table:number-columns-repeated="1014"/>
          <table:table-cell table:number-columns-repeated="2"/>
        </table:table-row>
        <table:table-row table:style-name="ro1">
          <table:table-cell table:style-name="ce132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40"/>
          <table:covered-table-cell table:number-columns-repeated="2" table:style-name="ce161"/>
          <table:covered-table-cell table:number-columns-repeated="2" table:style-name="ce173"/>
          <table:table-cell table:style-name="ce127" table:number-columns-repeated="1014"/>
          <table:table-cell table:number-columns-repeated="2"/>
        </table:table-row>
        <table:table-row table:style-name="ro52">
          <table:table-cell table:style-name="ce134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41"/>
          <table:table-cell table:style-name="ce162" office:value-type="string">
            <text:p><text:a xlink:href="python://line['package']" xlink:type="simple">package</text:a></text:p>
          </table:table-cell>
          <table:table-cell table:style-name="ce434" office:value-type="string">
            <text:p><text:a xlink:href="python://line['form']" xlink:type="simple">form</text:a></text:p>
          </table:table-cell>
          <table:table-cell table:style-name="ce163" office:value-type="string">
            <text:p><text:a xlink:href="python://line['net_weight']" xlink:type="simple">net_weight</text:a></text:p>
          </table:table-cell>
          <table:table-cell table:style-name="ce163" office:value-type="string">
            <text:p><text:a xlink:href="python://line['gross_weight']" xlink:type="simple">gross_weight</text:a></text:p>
          </table:table-cell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1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41"/>
          <table:covered-table-cell table:number-columns-repeated="2" table:style-name="ce163"/>
          <table:covered-table-cell table:number-columns-repeated="2" table:style-name="ce174"/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2">
          <table:table-cell table:style-name="ce425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135"/>
          <table:table-cell table:style-name="ce162" office:value-type="string">
            <text:p><text:a xlink:href="python://get_sum_all()['package']/4" xlink:type="simple">sum_package</text:a></text:p>
          </table:table-cell>
          <table:table-cell table:style-name="ce162"/>
          <table:table-cell table:style-name="ce163" office:value-type="string">
            <text:p><text:a xlink:href="python://get_sum_all()['net_weight']/4" xlink:type="simple">net_weight</text:a></text:p>
          </table:table-cell>
          <table:table-cell table:style-name="ce163" office:value-type="string">
            <text:p><text:a xlink:href="python://get_sum_all()['gross_weight']/4" xlink:type="simple">gross_weight</text:a></text:p>
          </table:table-cell>
          <table:table-cell table:style-name="ce309" table:number-columns-repeated="2"/>
          <table:table-cell table:style-name="ce127" table:number-columns-repeated="1012"/>
          <table:table-cell table:number-columns-repeated="2"/>
        </table:table-row>
        <table:table-row table:style-name="ro66">
          <table:table-cell table:style-name="ce426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37"/>
          <table:covered-table-cell table:number-columns-repeated="3" table:style-name="ce164"/>
          <table:covered-table-cell table:style-name="ce179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66">
          <table:table-cell table:style-name="ce427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37"/>
          <table:covered-table-cell table:number-columns-repeated="3" table:style-name="ce164"/>
          <table:covered-table-cell table:style-name="ce179"/>
          <table:table-cell table:style-name="ce438"/>
          <table:table-cell table:style-name="ce176"/>
          <table:table-cell table:style-name="ce127" table:number-columns-repeated="1012"/>
          <table:table-cell table:number-columns-repeated="2"/>
        </table:table-row>
        <table:table-row table:style-name="ro67">
          <table:table-cell table:style-name="ce428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5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128" table:number-columns-repeated="3"/>
          <table:table-cell table:style-name="ce127" table:number-columns-repeated="2"/>
          <table:table-cell table:style-name="ce155"/>
          <table:table-cell table:style-name="ce127" table:number-columns-repeated="1015"/>
          <table:table-cell table:number-columns-repeated="2"/>
        </table:table-row>
        <table:table-row table:style-name="ro67">
          <table:table-cell table:style-name="ce427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28"/>
          <table:covered-table-cell table:number-columns-repeated="2" table:style-name="ce127"/>
          <table:covered-table-cell table:style-name="ce155"/>
          <table:covered-table-cell table:style-name="ce127"/>
          <table:table-cell table:style-name="ce439"/>
          <table:table-cell table:style-name="ce127" table:number-columns-repeated="1013"/>
          <table:table-cell table:number-columns-repeated="2"/>
        </table:table-row>
        <table:table-row table:style-name="ro67">
          <table:table-cell table:style-name="ce426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28"/>
          <table:covered-table-cell table:number-columns-repeated="2" table:style-name="ce127"/>
          <table:covered-table-cell table:style-name="ce155"/>
          <table:covered-table-cell table:style-name="ce127"/>
          <table:table-cell table:style-name="ce127" table:number-columns-repeated="1014"/>
          <table:table-cell table:number-columns-repeated="2"/>
        </table:table-row>
        <table:table-row table:style-name="ro11">
          <table:table-cell table:style-name="ce127" table:number-columns-repeated="4"/>
          <table:table-cell table:style-name="ce165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165"/>
          <table:table-cell table:style-name="ce127" table:number-columns-repeated="1014"/>
          <table:table-cell table:number-columns-repeated="2"/>
        </table:table-row>
        <table:table-row table:style-name="ro11" table:number-rows-repeated="1048538">
          <table:table-cell table:number-columns-repeated="1024"/>
        </table:table-row>
        <table:table-row table:style-name="ro55" table:number-rows-repeated="5">
          <table:table-cell table:number-columns-repeated="1024"/>
        </table:table-row>
        <table:table-row table:style-name="ro55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font-name="Times New Roman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2">VIRUCO_BM-7.5/3b-BH1-01/2015</text:span></text:p>
        </style:region-left>
      </style:footer>
      <style:footer-left style:display="false">
        <style:region-left>
          <text:p><text:span text:style-name="MT2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2">VIRUCO_BM-7.5/3c-BH1-01/2015</text:span></text:p>
        </style:region-left>
      </style:footer>
      <style:footer-left style:display="false">
        <style:region-left>
          <text:p><text:span text:style-name="MT2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2">VIRUCO_BM-7.5/3d-BH1-01/2015</text:span></text:p>
        </style:region-left>
      </style:footer>
      <style:footer-left style:display="false">
        <style:region-left>
          <text:p><text:span text:style-name="MT2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2">VIRUCO_BM-7.5/3e-BH1-01/2015</text:span></text:p>
        </style:region-left>
      </style:footer>
      <style:footer-left style:display="false">
        <style:region-left>
          <text:p><text:span text:style-name="MT2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4-01T10:21:38</dc:date>
    <meta:print-date>2015-08-05T10:34:49</meta:print-date>
    <meta:editing-cycles>318</meta:editing-cycles>
    <meta:editing-duration>P1DT7H49M32S</meta:editing-duration>
    <meta:generator>LibreOffice/3.5$Linux_x86 LibreOffice_project/350m1$Build-2</meta:generator>
    <meta:document-statistic meta:table-count="5" meta:cell-count="298" meta:object-count="10"/>
  </office:meta>
</office:document-meta>
</file>